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officeooo:paragraph-rsid="009107c5"/>
    </style:style>
    <style:style style:name="P3" style:family="paragraph" style:parent-style-name="Standard">
      <style:text-properties style:font-name="Liberation Serif" officeooo:paragraph-rsid="009254d1"/>
    </style:style>
    <style:style style:name="P4" style:family="paragraph" style:parent-style-name="Standard">
      <style:text-properties style:font-name="Liberation Serif" officeooo:paragraph-rsid="0094b428"/>
    </style:style>
    <style:style style:name="P5" style:family="paragraph" style:parent-style-name="Standard">
      <style:text-properties style:font-name="Liberation Serif" officeooo:paragraph-rsid="0098677c"/>
    </style:style>
    <style:style style:name="P6" style:family="paragraph" style:parent-style-name="Standard">
      <style:text-properties style:font-name="Liberation Serif" officeooo:paragraph-rsid="0099b24e"/>
    </style:style>
    <style:style style:name="P7" style:family="paragraph" style:parent-style-name="Standard">
      <style:text-properties style:font-name="Liberation Serif" officeooo:paragraph-rsid="009b4943"/>
    </style:style>
    <style:style style:name="P8" style:family="paragraph" style:parent-style-name="Standard">
      <style:text-properties style:font-name="Liberation Serif"/>
    </style:style>
    <style:style style:name="P9" style:family="paragraph" style:parent-style-name="Standard">
      <style:text-properties style:font-name="Liberation Serif" officeooo:paragraph-rsid="009ee7f3"/>
    </style:style>
    <style:style style:name="P10" style:family="paragraph" style:parent-style-name="Standard">
      <style:text-properties style:font-name="Liberation Serif" officeooo:paragraph-rsid="009feef0"/>
    </style:style>
    <style:style style:name="T1" style:family="text">
      <style:text-properties fo:font-variant="normal" fo:text-transform="none" fo:color="#14313a" loext:opacity="100%" style:font-name="Liberation Serif" fo:font-size="11.25pt" fo:letter-spacing="normal" fo:language="en" fo:country="US" fo:font-style="normal" fo:font-weight="normal" officeooo:rsid="0069cee8" fo:background-color="#ebebeb" loext:char-shading-value="0"/>
    </style:style>
    <style:style style:name="T2" style:family="text">
      <style:text-properties fo:font-variant="normal" fo:text-transform="none" fo:color="#14313a" loext:opacity="100%" style:font-name="Liberation Serif" fo:font-size="11.25pt" fo:letter-spacing="normal" fo:language="en" fo:country="US" fo:font-style="normal" fo:font-weight="normal" officeooo:rsid="008ebf9c" fo:background-color="#ebebeb" loext:char-shading-value="0"/>
    </style:style>
    <style:style style:name="T3" style:family="text">
      <style:text-properties fo:font-variant="normal" fo:text-transform="none" fo:color="#14313a" loext:opacity="100%" style:font-name="Liberation Serif" fo:font-size="11.25pt" fo:letter-spacing="normal" fo:language="en" fo:country="US" fo:font-style="normal" fo:font-weight="normal" officeooo:rsid="009254d1" fo:background-color="#ebebeb" loext:char-shading-value="0"/>
    </style:style>
    <style:style style:name="T4" style:family="text">
      <style:text-properties fo:font-variant="normal" fo:text-transform="none" fo:color="#14313a" loext:opacity="100%" style:font-name="Liberation Serif" fo:font-size="11.25pt" fo:letter-spacing="normal" fo:language="en" fo:country="US" fo:font-style="normal" fo:font-weight="normal" officeooo:rsid="0094b428" fo:background-color="#ebebeb" loext:char-shading-value="0"/>
    </style:style>
    <style:style style:name="T5" style:family="text">
      <style:text-properties fo:font-variant="normal" fo:text-transform="none" fo:color="#14313a" loext:opacity="100%" style:font-name="Liberation Serif" fo:font-size="11.25pt" fo:letter-spacing="normal" fo:language="en" fo:country="US" fo:font-style="normal" fo:font-weight="normal" officeooo:rsid="0098677c" fo:background-color="#ebebeb" loext:char-shading-value="0"/>
    </style:style>
    <style:style style:name="T6" style:family="text">
      <style:text-properties fo:font-variant="normal" fo:text-transform="none" fo:color="#14313a" loext:opacity="100%" style:font-name="Liberation Serif" fo:font-size="11.25pt" fo:letter-spacing="normal" fo:language="en" fo:country="US" fo:font-style="normal" fo:font-weight="normal" officeooo:rsid="00996b2d" fo:background-color="#ebebeb" loext:char-shading-value="0"/>
    </style:style>
    <style:style style:name="T7" style:family="text">
      <style:text-properties fo:font-variant="normal" fo:text-transform="none" fo:color="#14313a" loext:opacity="100%" style:font-name="Liberation Serif" fo:font-size="11.25pt" fo:letter-spacing="normal" fo:language="en" fo:country="US" fo:font-style="normal" fo:font-weight="normal" officeooo:rsid="00997e93" fo:background-color="#ebebeb" loext:char-shading-value="0"/>
    </style:style>
    <style:style style:name="T8" style:family="text">
      <style:text-properties fo:font-variant="normal" fo:text-transform="none" fo:color="#14313a" loext:opacity="100%" style:font-name="Liberation Serif" fo:font-size="11.25pt" fo:letter-spacing="normal" fo:language="en" fo:country="US" fo:font-style="normal" fo:font-weight="normal" officeooo:rsid="0099b24e" fo:background-color="#ebebeb" loext:char-shading-value="0"/>
    </style:style>
    <style:style style:name="T9" style:family="text">
      <style:text-properties fo:font-variant="normal" fo:text-transform="none" fo:color="#14313a" loext:opacity="100%" style:font-name="Liberation Serif" fo:font-size="11.25pt" fo:letter-spacing="normal" fo:language="en" fo:country="US" fo:font-style="normal" fo:font-weight="normal" officeooo:rsid="009a9c22" fo:background-color="#ebebeb" loext:char-shading-value="0"/>
    </style:style>
    <style:style style:name="T10" style:family="text">
      <style:text-properties fo:font-variant="normal" fo:text-transform="none" fo:color="#14313a" loext:opacity="100%" style:font-name="Liberation Serif" fo:font-size="11.25pt" fo:letter-spacing="normal" fo:language="en" fo:country="US" fo:font-style="normal" fo:font-weight="normal" officeooo:rsid="009ae0db" fo:background-color="#ebebeb" loext:char-shading-value="0"/>
    </style:style>
    <style:style style:name="T11" style:family="text">
      <style:text-properties fo:font-variant="normal" fo:text-transform="none" fo:color="#14313a" loext:opacity="100%" style:font-name="Liberation Serif" fo:font-size="11.25pt" fo:letter-spacing="normal" fo:language="en" fo:country="US" fo:font-style="normal" fo:font-weight="normal" officeooo:rsid="009b4943" fo:background-color="#ebebeb" loext:char-shading-value="0"/>
    </style:style>
    <style:style style:name="T12" style:family="text">
      <style:text-properties fo:font-variant="normal" fo:text-transform="none" fo:color="#14313a" loext:opacity="100%" style:font-name="Liberation Serif" fo:font-size="11.25pt" fo:letter-spacing="normal" fo:language="en" fo:country="US" fo:font-style="normal" fo:font-weight="normal" officeooo:rsid="009cf286" fo:background-color="#ebebeb" loext:char-shading-value="0"/>
    </style:style>
    <style:style style:name="T13" style:family="text">
      <style:text-properties fo:font-variant="normal" fo:text-transform="none" fo:color="#14313a" loext:opacity="100%" style:font-name="Liberation Serif" fo:font-size="11.25pt" fo:letter-spacing="normal" fo:language="en" fo:country="US" fo:font-style="normal" fo:font-weight="normal" officeooo:rsid="009ee7f3" fo:background-color="#ebebeb" loext:char-shading-value="0"/>
    </style:style>
    <style:style style:name="T14" style:family="text">
      <style:text-properties fo:font-variant="normal" fo:text-transform="none" fo:color="#14313a" loext:opacity="100%" style:font-name="Liberation Serif" fo:font-size="11.25pt" fo:letter-spacing="normal" fo:language="en" fo:country="US" fo:font-style="normal" fo:font-weight="normal" officeooo:rsid="009feef0" fo:background-color="#ebebeb"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ource_20_Text"><text:span text:style-name="T1">---</text:span></text:span></text:p>
      <text:p text:style-name="P1"><text:span text:style-name="Source_20_Text"><text:span text:style-name="T1">title: ''</text:span></text:span></text:p>
      <text:p text:style-name="P1"><text:span text:style-name="Source_20_Text"><text:span text:style-name="T1">output: pdf_document</text:span></text:span></text:p>
      <text:p text:style-name="P1"><text:span text:style-name="Source_20_Text"><text:span text:style-name="T1">---</text:span></text:span></text:p>
      <text:p text:style-name="P1"><text:span text:style-name="Source_20_Text"><text:span text:style-name="T1"># Materials and Methods</text:span></text:span></text:p>
      <text:p text:style-name="P1"><text:span text:style-name="Source_20_Text"><text:span text:style-name="T1"/></text:span></text:p>
      <text:p text:style-name="P1"><text:span text:style-name="Source_20_Text"><text:span text:style-name="T1">## Materials</text:span></text:span></text:p>
      <text:p text:style-name="P1"><text:span text:style-name="Source_20_Text"><text:span text:style-name="T1"/></text:span></text:p>
      <text:p text:style-name="P1"><text:span text:style-name="Source_20_Text"><text:span text:style-name="T1">For analysis two types of cells were used. One type is the Jurkat-based cell line (J-lat) with integrated HIV. </text:span></text:span></text:p>
      <text:p text:style-name="P1"><text:span text:style-name="Source_20_Text"><text:span text:style-name="T1"/></text:span></text:p>
      <text:p text:style-name="P1"><text:span text:style-name="Source_20_Text"><text:span text:style-name="T1">The other type of cells are macrophages with a sample size of 72 cells. The analysis is done with two groups. A HIV negative (HIV-) control group and a HIV positive (HIV+) group. </text:span></text:span></text:p>
      <text:p text:style-name="P1"><text:span text:style-name="Source_20_Text"><text:span text:style-name="T1"/></text:span></text:p>
      <text:p text:style-name="P1"><text:span text:style-name="Source_20_Text"><text:span text:style-name="T1">### Cell Isolation</text:span></text:span></text:p>
      <text:p text:style-name="P1"><text:span text:style-name="Source_20_Text"><text:span text:style-name="T1"/></text:span></text:p>
      <text:p text:style-name="P1"><text:span text:style-name="Source_20_Text"><text:span text:style-name="T1">### Lysis</text:span></text:span></text:p>
      <text:p text:style-name="P1"><text:span text:style-name="Source_20_Text"><text:span text:style-name="T1"/></text:span></text:p>
      <text:p text:style-name="P1"><text:span text:style-name="Source_20_Text"><text:span text:style-name="T1">### Digestion</text:span></text:span></text:p>
      <text:p text:style-name="P1"><text:span text:style-name="Source_20_Text"><text:span text:style-name="T1"/></text:span></text:p>
      <text:p text:style-name="P1"><text:span text:style-name="Source_20_Text"><text:span text:style-name="T1">### Labeling techniques</text:span></text:span></text:p>
      <text:p text:style-name="P1"><text:span text:style-name="Source_20_Text"><text:span text:style-name="T1"/></text:span></text:p>
      <text:p text:style-name="P1"><text:span text:style-name="Source_20_Text"><text:span text:style-name="T1">For differential analysis proteins need to be labeled to compare mass to charge intensities in order to quantify observed peptides. Since mass spectrometry is not a quantitative technique by itself, the peak height or area does not reflect the abundance of a peptide. Physicochemical properties of the proteins can change the ionization efficiency and detectability of the target. However, when comparing the same analyte between multiple runs of labeled proteins, differences in the mass spectrum reflect the abundance of those. Labels should be chosen to change solely the mass of the sample and to not affect folding or other inherent properties of the protein. </text:span></text:span></text:p>
      <text:p text:style-name="P1"><text:span text:style-name="Source_20_Text"><text:span text:style-name="T1"/></text:span></text:p>
      <text:p text:style-name="P1"><text:span text:style-name="Source_20_Text"><text:span text:style-name="T1">#### Metabolic labeling</text:span></text:span></text:p>
      <text:p text:style-name="P1"><text:span text:style-name="Source_20_Text"><text:span text:style-name="T1"/></text:span></text:p>
      <text:p text:style-name="P1"><text:span text:style-name="Source_20_Text"><text:span text:style-name="T1">Feeding cells with aminoacids containing heavy isotopes, is the method of choice in order to label peptides at the earliest possible level. This atoms can be heavy nitrogen in aminoacids or salts in fertilizer for plants. Mass shifts are proportional to the isotopes incorporated during biomass production and are visible after proteolytic cleavage. Stable isotope labeling in cell culture (SILAC) was presented in the early 2000s. This method used heavy aminoacid enriched media to feed cells, in order to quantitatively analyze expression profiles. <text:s text:c="3"/></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Isobaric labeling</text:span></text:span></text:p>
      <text:p text:style-name="P1"><text:span text:style-name="Source_20_Text"><text:span text:style-name="T1"/></text:span></text:p>
      <text:p text:style-name="P1"><text:span text:style-name="Source_20_Text"><text:span text:style-name="T1">##### Tandem mass tag (TMT)</text:span></text:span></text:p>
      <text:p text:style-name="P1"><text:span text:style-name="Source_20_Text"><text:span text:style-name="T1"/></text:span></text:p>
      <text:p text:style-name="P1"><text:span text:style-name="Source_20_Text"><text:span text:style-name="T1">Tandem mass tag (TMT) reagents enable to differentiate multiple samples analyzing in one MS run. </text:span></text:span></text:p>
      <text:p text:style-name="P1"><text:span text:style-name="Source_20_Text"><text:span text:style-name="T1">The samples are labeled individually and pooled afterwards, this procedure is called multiplexing. TMTs have the same charge and differ only by their isotopic masses, the peaks found for each sample are called reporter ions (RI). Each RI and sample is interpreted as one channel in downstream analysis. The identification of these RI leads to an enrichment and identification of low abundance peptide ions which is common especially in single-cell techniques. With this technique it is possible to quantify proteins and differ low abundant proteins from background noise. </text:span></text:span></text:p>
      <text:p text:style-name="P1"><text:span text:style-name="Source_20_Text"><text:span text:style-name="T1">The disadvantage of isobaric labeling is, that the co-fragmentation signals can be observed in the spectrogram and the data needs to be normalized in order to remove unwanted contribution \citep{Marx2019, Budnik2018}. Furthermore TMTs have an isotopic distribution according to the distribution found in nature. This can be corrected during data-acquisition as a defined spread in other channels.</text:span></text:span></text:p>
      <text:p text:style-name="P1"><text:span text:style-name="Source_20_Text"><text:span text:style-name="T1"/></text:span></text:p>
      <text:p text:style-name="P1"><text:soft-page-break/><text:span text:style-name="Source_20_Text"><text:span text:style-name="T1"/></text:span></text:p>
      <text:p text:style-name="P1"><text:span text:style-name="Source_20_Text"><text:span text:style-name="T1">### Instrumentation</text:span></text:span></text:p>
      <text:p text:style-name="P1"><text:span text:style-name="Source_20_Text"><text:span text:style-name="T1"/></text:span></text:p>
      <text:p text:style-name="P1"><text:span text:style-name="Source_20_Text"><text:span text:style-name="T1">#### Liquid chromatography</text:span></text:span></text:p>
      <text:p text:style-name="P1"><text:span text:style-name="Source_20_Text"><text:span text:style-name="T1"/></text:span></text:p>
      <text:p text:style-name="P1"><text:span text:style-name="Source_20_Text"><text:span text:style-name="T1">In order to separate proteins according to their chemical properties, size or species a liquid chromatography (LC) is recommended before ionization. </text:span></text:span></text:p>
      <text:p text:style-name="P1"><text:span text:style-name="Source_20_Text"><text:span text:style-name="T1"/></text:span></text:p>
      <text:p text:style-name="P1"><text:span text:style-name="Source_20_Text"><text:span text:style-name="T1">#### Mass Spectrometry</text:span></text:span></text:p>
      <text:p text:style-name="P1"><text:span text:style-name="Source_20_Text"><text:span text:style-name="T1"/></text:span></text:p>
      <text:p text:style-name="P1"><text:span text:style-name="Source_20_Text"><text:span text:style-name="T1">##### Ionization</text:span></text:span></text:p>
      <text:p text:style-name="P1"><text:span text:style-name="Source_20_Text"><text:span text:style-name="T1"/></text:span></text:p>
      <text:p text:style-name="P1"><text:span text:style-name="Source_20_Text"><text:span text:style-name="T1">In order to analyze a biological sample consisting of proteins in solution the liquid needs to be vaporized into gas phase. Two techniques are capable of this procedure. Electrospray ionization (ESI) pushes the analyte through a capillary and applies an electric current to the liquid, vaporizing the sample to a <text:s/>charged aerosol. Biomolecules are fragmented according to their chemical properties and can be further handled in the mass spectrometer. The fragmented biomolecules are now in charged droplets separated by their charge on the surface, splitting further into smaller droplets until they become a gas phase ion. Two physical models describe the process from gas phase to ion called “The ion evaporation model” (IEM) and “The charge residue model” (CRM). </text:span></text:span></text:p>
      <text:p text:style-name="P1"><text:span text:style-name="Source_20_Text"><text:span text:style-name="T1">In the ion evaporation model (by Iribarne and Thomoson) the droplets shrink by evaporation until ions are expelled. The model had its limitation by explaining same evaporation rate constant among ions with different chemical properties. </text:span></text:span></text:p>
      <text:p text:style-name="P1"><text:span text:style-name="Source_20_Text"><text:span text:style-name="T1">In the charge residue model the assumption of one molecule per droplet leads to an ionization rate constant, which is independent of the ion itself and relies solely on the generation of the droplet and the efficiency of the solvent \citep{Wilm2011}.</text:span></text:span></text:p>
      <text:p text:style-name="P1"><text:span text:style-name="Source_20_Text"><text:span text:style-name="T1"><text:s/></text:span></text:span></text:p>
      <text:p text:style-name="P1"><text:span text:style-name="Source_20_Text"><text:span text:style-name="T1">Matrix-assisted laser desorption/ionization (MALDI)</text:span></text:span></text:p>
      <text:p text:style-name="P1"><text:span text:style-name="Source_20_Text"><text:span text:style-name="T1"/></text:span></text:p>
      <text:p text:style-name="P1"><text:span text:style-name="Source_20_Text"><text:span text:style-name="T1">##### MS.1</text:span></text:span></text:p>
      <text:p text:style-name="P1"><text:span text:style-name="Source_20_Text"><text:span text:style-name="T1"/></text:span></text:p>
      <text:p text:style-name="P1"><text:span text:style-name="Source_20_Text"><text:span text:style-name="T1">##### Coupled mass-spectrometry (MS/MS) &amp; MS.2</text:span></text:span></text:p>
      <text:p text:style-name="P1"><text:span text:style-name="Source_20_Text"><text:span text:style-name="T1"/></text:span></text:p>
      <text:p text:style-name="P1"><text:span text:style-name="Source_20_Text"><text:span text:style-name="T1">In order to enhance sequence identification, two MS devices are built in series. In the first run (MS1) the m/z is determined and the molecules are passed to the next device. Upon passing the molecules are fragmented into smaller ions and analyzed by the second MS. The fragmentation highly depends on the chemical bonds found in the molecule. The majority of these breaks occur on the peptide bond of the protein, although this is not guaranteed for all bonds and so it can happen that certain peptide ions have a low abundance \citep{Budnik2018}. These low abundant peptides will not be detected, hence the problem needs to be faced with another approach . A solution for this problem is molecular barcoding with labeling mentioned in the chapter labeling.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Data</text:span></text:span></text:p>
      <text:p text:style-name="P1"><text:span text:style-name="Source_20_Text"><text:span text:style-name="T1">```{r Dataflow, eval=FALSE, include=FALSE}</text:span></text:span></text:p>
      <text:p text:style-name="P1"><text:span text:style-name="Source_20_Text"><text:span text:style-name="T1"># library(DiagrammeR)</text:span></text:span></text:p>
      <text:p text:style-name="P1"><text:span text:style-name="Source_20_Text"><text:span text:style-name="T1"># library(webshot)</text:span></text:span></text:p>
      <text:p text:style-name="P1"><text:span text:style-name="Source_20_Text"><text:span text:style-name="T1"># </text:span></text:span></text:p>
      <text:p text:style-name="P1"><text:span text:style-name="Source_20_Text"><text:span text:style-name="T1"># DiagrammeR::grViz("digraph {</text:span></text:span></text:p>
      <text:p text:style-name="P1"><text:span text:style-name="Source_20_Text"><text:span text:style-name="T1"># <text:tab/>graph [layout <text:s/>= <text:s/>dot,</text:span></text:span></text:p>
      <text:p text:style-name="P1"><text:span text:style-name="Source_20_Text"><text:span text:style-name="T1"># <text:tab/> <text:s text:c="6"/>rankdir <text:s/>= TB]</text:span></text:span></text:p>
      <text:p text:style-name="P1"><text:span text:style-name="Source_20_Text"><text:span text:style-name="T1"># </text:span></text:span></text:p>
      <text:p text:style-name="P1"><text:span text:style-name="Source_20_Text"><text:span text:style-name="T1"># node [shape = rectangle]</text:span></text:span></text:p>
      <text:p text:style-name="P1"><text:span text:style-name="Source_20_Text"><text:span text:style-name="T1"># rawData [label = 'msData.raw']</text:span></text:span></text:p>
      <text:p text:style-name="P1"><text:soft-page-break/><text:span text:style-name="Source_20_Text"><text:span text:style-name="T1"># node [shape = oval]</text:span></text:span></text:p>
      <text:p text:style-name="P1"><text:span text:style-name="Source_20_Text"><text:span text:style-name="T1"># MQ [label = 'MaxQuant']</text:span></text:span></text:p>
      <text:p text:style-name="P1"><text:span text:style-name="Source_20_Text"><text:span text:style-name="T1"># node [shape = invhouse]</text:span></text:span></text:p>
      <text:p text:style-name="P1"><text:span text:style-name="Source_20_Text"><text:span text:style-name="T1"># MQ_fd [label = 'feature detection']</text:span></text:span></text:p>
      <text:p text:style-name="P1"><text:span text:style-name="Source_20_Text"><text:span text:style-name="T1"># node [shape = cylinder]</text:span></text:span></text:p>
      <text:p text:style-name="P1"><text:span text:style-name="Source_20_Text"><text:span text:style-name="T1"># MQ_ds [label = 'Database search']</text:span></text:span></text:p>
      <text:p text:style-name="P1"><text:span text:style-name="Source_20_Text"><text:span text:style-name="T1"># node [shape = invhouse]</text:span></text:span></text:p>
      <text:p text:style-name="P1"><text:span text:style-name="Source_20_Text"><text:span text:style-name="T1"># MQ_fdr [label = 'FDR calculation']</text:span></text:span></text:p>
      <text:p text:style-name="P1"><text:span text:style-name="Source_20_Text"><text:span text:style-name="T1"># MQ_quant [label = 'Protein Quantification']</text:span></text:span></text:p>
      <text:p text:style-name="P1"><text:span text:style-name="Source_20_Text"><text:span text:style-name="T1"># node [shape = rectangle]</text:span></text:span></text:p>
      <text:p text:style-name="P1"><text:span text:style-name="Source_20_Text"><text:span text:style-name="T1"># MQoutput [label = 'evidence.txt']</text:span></text:span></text:p>
      <text:p text:style-name="P1"><text:span text:style-name="Source_20_Text"><text:span text:style-name="T1"># sampleAnnotate [label = 'sample_annotation.txt']</text:span></text:span></text:p>
      <text:p text:style-name="P1"><text:span text:style-name="Source_20_Text"><text:span text:style-name="T1"># node [shape = oval]</text:span></text:span></text:p>
      <text:p text:style-name="P1"><text:span text:style-name="Source_20_Text"><text:span text:style-name="T1"># ProteomicsWorkbench [label = 'Proteomics Workbench']</text:span></text:span></text:p>
      <text:p text:style-name="P1"><text:span text:style-name="Source_20_Text"><text:span text:style-name="T1"># </text:span></text:span></text:p>
      <text:p text:style-name="P1"><text:span text:style-name="Source_20_Text"><text:span text:style-name="T1"># rawData -&gt; MQ -&gt; MQ_fd -&gt; MQ_ds -&gt; MQ_fdr -&gt; MQ_quant -&gt; MQoutput -&gt; ProteomicsWorkbench</text:span></text:span></text:p>
      <text:p text:style-name="P1"><text:span text:style-name="Source_20_Text"><text:span text:style-name="T1"># sampleAnnotate -&gt; ProteomicsWorkbench</text:span></text:span></text:p>
      <text:p text:style-name="P1"><text:span text:style-name="Source_20_Text"><text:span text:style-name="T1"># }",</text:span></text:span></text:p>
      <text:p text:style-name="P1"><text:span text:style-name="Source_20_Text"><text:span text:style-name="T1"># height = 500)</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Acquisition</text:span></text:span></text:p>
      <text:p text:style-name="P1"><text:span text:style-name="Source_20_Text"><text:span text:style-name="T1"/></text:span></text:p>
      <text:p text:style-name="P1"><text:span text:style-name="Source_20_Text"><text:span text:style-name="T1">Acquisition of the data was done with MaxQuant \citep{Cox2008} software package.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MS-Spectrum</text:span></text:span></text:p>
      <text:p text:style-name="P1"><text:span text:style-name="Source_20_Text"><text:span text:style-name="T1"/></text:span></text:p>
      <text:p text:style-name="P1"><text:span text:style-name="Source_20_Text"><text:span text:style-name="T1">Each peptide is reflected by its` indivual fingerprint in the ms-spectrum. The fingerprint is based on the chemical properties and modifications of aminoacids. These aminoacids can be calculated through their m/z ration and after that interpreted as an aminoacid sequence. Due to fragmentation of the protein only peptide sequences are visible in the spectrum. In order to identify proteins, peptides are matched against a sequence database \citep{Cox2008}. Sequence Databases are simple .fasta files, which can be downloaded on the uniprot webpage (www.uniprot.org).</text:span></text:span></text:p>
      <text:p text:style-name="P1"><text:span text:style-name="Source_20_Text"><text:span text:style-name="T1"/></text:span></text:p>
      <text:p text:style-name="P1"><text:span text:style-name="Source_20_Text"><text:span text:style-name="T1">Since ms data has a high resolution, algorithms are used to convert the raw signal to an interpretable form. </text:span></text:span></text:p>
      <text:p text:style-name="P1"><text:span text:style-name="Source_20_Text"><text:span text:style-name="T1">MaxQuant <text:s/>is one of many sofware packages to process the data and provides it for further analysis and statistical testing. Other software solutions are Protein Discoverer Thermo Fisher or even packages for R. In this publication we will mainly focus on the data-acquisition with MaxQuant \citep{Cox2008}.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Three-dimensional peak detection</text:span></text:span></text:p>
      <text:p text:style-name="P1"><text:span text:style-name="Source_20_Text"><text:span text:style-name="T1"/></text:span></text:p>
      <text:p text:style-name="P1"><text:span text:style-name="Source_20_Text"><text:span text:style-name="T1">The three dimensions of the data are: m/z ratio, intensity and retention time. The algorithm finds local minima of the function in order to seperate peaks from each other. The centroid of the peak is detected by fitting a so called gaussian peak shape fitting. This can be interpreted as finding the peaks of each m/z spectrum as a function of time.. The centroid of the peak refers to an isotope.</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Deisotoping </text:span></text:span></text:p>
      <text:p text:style-name="P1"><text:span text:style-name="Source_20_Text"><text:span text:style-name="T1"/></text:span></text:p>
      <text:p text:style-name="P1"><text:span text:style-name="Source_20_Text"><text:span text:style-name="T1">To decrypt the istopic distribution of a biomolecule, MaxQuant creates a vertex of every single peak and connects them with their possible isotopic counterparts by finding the proportion of mass of an average aminoacid to its` respective isotope (averagine \citep{Senko1995}). Isotoping is the term of such procedure and it is enabled with graph theory. After this procedure the amount of data points are reduced by a tenfold and a single peak reflects a small biomolecule. </text:span></text:span></text:p>
      <text:p text:style-name="P1"><text:soft-page-break/><text:span text:style-name="Source_20_Text"><text:span text:style-name="T1"/></text:span></text:p>
      <text:p text:style-name="P1"><text:span text:style-name="Source_20_Text"><text:span text:style-name="T1">#### Label detection</text:span></text:span></text:p>
      <text:p text:style-name="P1"><text:span text:style-name="Source_20_Text"><text:span text:style-name="T1"/></text:span></text:p>
      <text:p text:style-name="P1"><text:span text:style-name="Source_20_Text"><text:span text:style-name="T1">The next step in data-acquisition is the detection of labels for quantification. Isotopic pairs of the label (e.g. N13, N14, N15) contained in the tag or aminoacid can be identified by convoluting the two measured isotope patterns with the theoretical isotope patterns. With a least-square method the best fit is found iteratively and the channel/sample can be identified.</text:span></text:span></text:p>
      <text:p text:style-name="P1"><text:span text:style-name="Source_20_Text"><text:span text:style-name="T1"/></text:span></text:p>
      <text:p text:style-name="P1"><text:span text:style-name="Source_20_Text"><text:span text:style-name="T1">#### Improving peptide mass accuracy</text:span></text:span></text:p>
      <text:p text:style-name="P1"><text:span text:style-name="Source_20_Text"><text:span text:style-name="T1"/></text:span></text:p>
      <text:p text:style-name="P1"><text:span text:style-name="Source_20_Text"><text:span text:style-name="T1">The intensity-weighted average of the ms peak centroids (as described in the 3D peak identification) refers to the mass of the peptide. Corrections highly depend on the analyzer, MaxQuant uses for an orbitrap typed analyzer a correction value of 1ppm. Autocorrelation between centroids is compensated by only using well-identified peptides. As published the mass precision within a ms experiment ranges around 10e-7.</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Peptide search </text:span></text:span></text:p>
      <text:p text:style-name="P1"><text:span text:style-name="Source_20_Text"><text:span text:style-name="T1"/></text:span></text:p>
      <text:p text:style-name="P1"><text:span text:style-name="Source_20_Text"><text:span text:style-name="T1">Biomolecules can now be searched in a database in forward and reverse direction. The peptide identification (P-) score indicates the fit of the data to the found sequence in the database according to the length of the peptide and is used to calculate the posterior error probability (FDR). The calculation of the false discovery rate is then calculated by taking FDR into contrast. </text:span></text:span></text:p>
      <text:p text:style-name="P1"><text:span text:style-name="Source_20_Text"><text:span text:style-name="T1"/></text:span></text:p>
      <text:p text:style-name="P1"><text:span text:style-name="Source_20_Text"><text:span text:style-name="T1">#### Protein assembly</text:span></text:span></text:p>
      <text:p text:style-name="P1"><text:span text:style-name="Source_20_Text"><text:span text:style-name="T1"/></text:span></text:p>
      <text:p text:style-name="P1"><text:span text:style-name="Source_20_Text"><text:span text:style-name="T1">After these calculation the identified peptides can be aggregated according to it`s respective protein and <text:s/>quantified. The mentioned metrics indicating the performance of the peptide search can be used in downstream analysis. A so called razor peptide indicates the group with the highest number of identified peptides. Quantification is enabled by taking only unique peptides into contrast. Posterior error probabilities, which refers to the chance that the found peptide is a random event, are multiplied and only distinct sequences with the highest-scoring are used.</text:span></text:span></text:p>
      <text:p text:style-name="P1"><text:span text:style-name="Source_20_Text"><text:span text:style-name="T1"/></text:span></text:p>
      <text:p text:style-name="P1"><text:span text:style-name="Source_20_Text"><text:span text:style-name="T1">### Data processing</text:span></text:span></text:p>
      <text:p text:style-name="P1"><text:span text:style-name="Source_20_Text"><text:span text:style-name="T1"/></text:span></text:p>
      <text:p text:style-name="P1"><text:span text:style-name="Source_20_Text"><text:span text:style-name="T1">Further analysis is done with R and respective packages such as bioconductor. Since there is no state of the art established, analysis varies upon experimental design. The workflow of the analysis will be processed in a so called pipeline streamlining the data through steps where individual results can be observed in visualizations and indivdual calculations will be adapted according to user demands and experimental properties. </text:span></text:span></text:p>
      <text:p text:style-name="P1"><text:span text:style-name="Source_20_Text"><text:span text:style-name="T1"/></text:span></text:p>
      <text:p text:style-name="P1"><text:span text:style-name="Source_20_Text"><text:span text:style-name="T1">```{r data_processing_pipeline_flowchart_vertical, echo=FALSE, fig.height=17, fig.width=13}</text:span></text:span></text:p>
      <text:p text:style-name="P1"><text:span text:style-name="Source_20_Text"><text:span text:style-name="T1">library(Gmisc, quietly = TRUE)</text:span></text:span></text:p>
      <text:p text:style-name="P1"><text:span text:style-name="Source_20_Text"><text:span text:style-name="T1">library(glue)</text:span></text:span></text:p>
      <text:p text:style-name="P1"><text:span text:style-name="Source_20_Text"><text:span text:style-name="T1">library(htmlTable)</text:span></text:span></text:p>
      <text:p text:style-name="P1"><text:span text:style-name="Source_20_Text"><text:span text:style-name="T1">library(grid)</text:span></text:span></text:p>
      <text:p text:style-name="P1"><text:span text:style-name="Source_20_Text"><text:span text:style-name="T1">library(magrittr)</text:span></text:span></text:p>
      <text:p text:style-name="P1"><text:span text:style-name="Source_20_Text"><text:span text:style-name="T1"/></text:span></text:p>
      <text:p text:style-name="P1"><text:span text:style-name="Source_20_Text"><text:span text:style-name="T1">default_txt_setting &lt;- gpar(cex=1.9)</text:span></text:span></text:p>
      <text:p text:style-name="P1"><text:span text:style-name="Source_20_Text"><text:span text:style-name="T1">default_box_setting &lt;- gpar(fill="white")</text:span></text:span></text:p>
      <text:p text:style-name="P1"><text:span text:style-name="Source_20_Text"><text:span text:style-name="T1"/></text:span></text:p>
      <text:p text:style-name="P1"><text:span text:style-name="Source_20_Text"><text:span text:style-name="T1">data_box_setting &lt;- gpar(fill="#56B4E9")</text:span></text:span></text:p>
      <text:p text:style-name="P1"><text:span text:style-name="Source_20_Text"><text:span text:style-name="T1"/></text:span></text:p>
      <text:p text:style-name="P1"><text:span text:style-name="Source_20_Text"><text:span text:style-name="T1">opts_box_setting &lt;- gpar(fill="lightyellow", col="darkblue")</text:span></text:span></text:p>
      <text:p text:style-name="P1"><text:span text:style-name="Source_20_Text"><text:span text:style-name="T1">opts_txt_setting &lt;- gpar(col="darkblue", cex=1.5)</text:span></text:span></text:p>
      <text:p text:style-name="P1"><text:span text:style-name="Source_20_Text"><text:span text:style-name="T1">refinement_arrow_setting &lt;- arrow(angle=30, ends="both", type = "closed")</text:span></text:span></text:p>
      <text:p text:style-name="P1"><text:soft-page-break/><text:span text:style-name="Source_20_Text"><text:span text:style-name="T1"/></text:span></text:p>
      <text:p text:style-name="P1"><text:span text:style-name="Source_20_Text"><text:span text:style-name="T1">plot_box_setting &lt;- gpar(fill="#DDCC77")</text:span></text:span></text:p>
      <text:p text:style-name="P1"><text:span text:style-name="Source_20_Text"><text:span text:style-name="T1"># input files</text:span></text:span></text:p>
      <text:p text:style-name="P1"><text:span text:style-name="Source_20_Text"><text:span text:style-name="T1">evidence_file &lt;- boxGrob("evidence file",</text:span></text:span></text:p>
      <text:p text:style-name="P1"><text:span text:style-name="Source_20_Text"><text:span text:style-name="T1"><text:s text:c="25"/>box_gp = data_box_setting,</text:span></text:span></text:p>
      <text:p text:style-name="P1"><text:span text:style-name="Source_20_Text"><text:span text:style-name="T1"><text:s text:c="25"/>txt_gp = default_txt_setting)</text:span></text:span></text:p>
      <text:p text:style-name="P1"><text:span text:style-name="Source_20_Text"><text:span text:style-name="T1">sample_annotation_file &lt;- boxGrob("sample annotation",</text:span></text:span></text:p>
      <text:p text:style-name="P1"><text:span text:style-name="Source_20_Text"><text:span text:style-name="T1"><text:s text:c="34"/>box_gp = data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read_data &lt;- boxGrob(glue("read data into q-feature object",.sep = "\n"),</text:span></text:span></text:p>
      <text:p text:style-name="P1"><text:span text:style-name="Source_20_Text"><text:span text:style-name="T1"><text:s text:c="21"/>box_gp = default_box_setting,</text:span></text:span></text:p>
      <text:p text:style-name="P1"><text:span text:style-name="Source_20_Text"><text:span text:style-name="T1"><text:s text:c="21"/>txt_gp = default_txt_setting)</text:span></text:span></text:p>
      <text:p text:style-name="P1"><text:span text:style-name="Source_20_Text"><text:span text:style-name="T1"/></text:span></text:p>
      <text:p text:style-name="P1"><text:span text:style-name="Source_20_Text"><text:span text:style-name="T1">quality_control_1 &lt;- boxGrob(glue("quality control 1",.sep = "\n"),</text:span></text:span></text:p>
      <text:p text:style-name="P1"><text:span text:style-name="Source_20_Text"><text:span text:style-name="T1"><text:s text:c="29"/>box_gp = defaul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1_content &lt;- boxGrob("filter out pool samples\nreplace zeros with NA\nfilter out contaminants\nfilter by q-value cutoff",</text:span></text:span></text:p>
      <text:p text:style-name="P1"><text:span text:style-name="Source_20_Text"><text:span text:style-name="T1"><text:s text:c="22"/>box_gp = opts_box_setting,</text:span></text:span></text:p>
      <text:p text:style-name="P1"><text:span text:style-name="Source_20_Text"><text:span text:style-name="T1"><text:s text:c="22"/>txt_gp = opts_txt_setting,</text:span></text:span></text:p>
      <text:p text:style-name="P1"><text:span text:style-name="Source_20_Text"><text:span text:style-name="T1"><text:s text:c="22"/>just="center")</text:span></text:span></text:p>
      <text:p text:style-name="P1"><text:span text:style-name="Source_20_Text"><text:span text:style-name="T1"/></text:span></text:p>
      <text:p text:style-name="P1"><text:span text:style-name="Source_20_Text"><text:span text:style-name="T1">aggregate_psms &lt;- <text:s/>boxGrob(glue("aggregate peptide spectrum matches to peptides\n</text:span></text:span></text:p>
      <text:p text:style-name="P1"><text:span text:style-name="Source_20_Text"><text:span text:style-name="T1"><text:s text:c="33"/>join multiple batches", .sep = "\n"),</text:span></text:span></text:p>
      <text:p text:style-name="P1"><text:span text:style-name="Source_20_Text"><text:span text:style-name="T1"><text:s text:c="27"/>box_gp = default_box_setting,</text:span></text:span></text:p>
      <text:p text:style-name="P1"><text:span text:style-name="Source_20_Text"><text:span text:style-name="T1"><text:s text:c="27"/>txt_gp = default_txt_setting)</text:span></text:span></text:p>
      <text:p text:style-name="P1"><text:span text:style-name="Source_20_Text"><text:span text:style-name="T1"/></text:span></text:p>
      <text:p text:style-name="P1"><text:span text:style-name="Source_20_Text"><text:span text:style-name="T1">quality_control_2 &lt;- boxGrob("quality control 2",</text:span></text:span></text:p>
      <text:p text:style-name="P1"><text:span text:style-name="Source_20_Text"><text:span text:style-name="T1"><text:s text:c="29"/>box_gp = plo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2_content &lt;- boxGrob("filter by:\nreporter ion intensity cutoff\npepitde covariance to razor proteins\npeptide missing rate",</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pan></text:p>
      <text:p text:style-name="P1"><text:span text:style-name="Source_20_Text"><text:span text:style-name="T1">aggregate_peps &lt;- boxGrob(glue("aggregate peptides to proteins", .sep = "\n"),</text:span></text:span></text:p>
      <text:p text:style-name="P1"><text:span text:style-name="Source_20_Text"><text:span text:style-name="T1"><text:s text:c="26"/>box_gp = defaul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data &lt;- boxGrob("transform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opts &lt;- boxGrob("options:\nlog2\nlog10\nsqrt\nquadratic\nBoxCox\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normalize_data &lt;- boxGrob("normalize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oft-page-break/><text:span text:style-name="Source_20_Text"><text:span text:style-name="T1">normalize_opts &lt;- boxGrob("options:\nSCoPE2\nCONSTANd\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missing_value_handling &lt;- boxGrob("missing value handling",</text:span></text:span></text:p>
      <text:p text:style-name="P1"><text:span text:style-name="Source_20_Text"><text:span text:style-name="T1"><text:s text:c="34"/>box_gp = plot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missing_value_opts &lt;- boxGrob("options:\nKNN\ndrop rows\nreplace with mean\nreplace with median\nreplace with 0",</text:span></text:span></text:p>
      <text:p text:style-name="P1"><text:span text:style-name="Source_20_Text"><text:span text:style-name="T1"><text:s text:c="30"/>box_gp = opts_box_setting,</text:span></text:span></text:p>
      <text:p text:style-name="P1"><text:span text:style-name="Source_20_Text"><text:span text:style-name="T1"><text:s text:c="30"/>txt_gp = opts_txt_setting,</text:span></text:span></text:p>
      <text:p text:style-name="P1"><text:span text:style-name="Source_20_Text"><text:span text:style-name="T1"><text:s text:c="30"/>just="center")</text:span></text:span></text:p>
      <text:p text:style-name="P1"><text:span text:style-name="Source_20_Text"><text:span text:style-name="T1"/></text:span></text:p>
      <text:p text:style-name="P1"><text:span text:style-name="Source_20_Text"><text:span text:style-name="T1">batch_correction &lt;- boxGrob("batch correction",</text:span></text:span></text:p>
      <text:p text:style-name="P1"><text:span text:style-name="Source_20_Text"><text:span text:style-name="T1"><text:s text:c="28"/>box_gp=plot_box_setting,</text:span></text:span></text:p>
      <text:p text:style-name="P1"><text:span text:style-name="Source_20_Text"><text:span text:style-name="T1"><text:s text:c="28"/>txt_gp = default_txt_setting)</text:span></text:span></text:p>
      <text:p text:style-name="P1"><text:span text:style-name="Source_20_Text"><text:span text:style-name="T1"/></text:span></text:p>
      <text:p text:style-name="P1"><text:span text:style-name="Source_20_Text"><text:span text:style-name="T1">batch_correction_opts &lt;- boxGrob("options:\nComBat",</text:span></text:span></text:p>
      <text:p text:style-name="P1"><text:span text:style-name="Source_20_Text"><text:span text:style-name="T1"><text:s text:c="33"/>box_gp = opts_box_setting,</text:span></text:span></text:p>
      <text:p text:style-name="P1"><text:span text:style-name="Source_20_Text"><text:span text:style-name="T1"><text:s text:c="33"/>txt_gp = opts_txt_setting,</text:span></text:span></text:p>
      <text:p text:style-name="P1"><text:span text:style-name="Source_20_Text"><text:span text:style-name="T1"><text:s text:c="33"/>just="center")</text:span></text:span></text:p>
      <text:p text:style-name="P1"><text:span text:style-name="Source_20_Text"><text:span text:style-name="T1"/></text:span></text:p>
      <text:p text:style-name="P1"><text:span text:style-name="Source_20_Text"><text:span text:style-name="T1">dim_red &lt;- boxGrob("dimensionality reduction",</text:span></text:span></text:p>
      <text:p text:style-name="P1"><text:span text:style-name="Source_20_Text"><text:span text:style-name="T1"><text:s text:c="19"/>box_gp = plot_box_setting,</text:span></text:span></text:p>
      <text:p text:style-name="P1"><text:span text:style-name="Source_20_Text"><text:span text:style-name="T1"><text:s text:c="19"/>txt_gp = default_txt_setting)</text:span></text:span></text:p>
      <text:p text:style-name="P1"><text:span text:style-name="Source_20_Text"><text:span text:style-name="T1"/></text:span></text:p>
      <text:p text:style-name="P1"><text:span text:style-name="Source_20_Text"><text:span text:style-name="T1">dim_red_actions &lt;- boxGrob("procedures:\nPCA\nUMAP",</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 text:c="23"/>)</text:span></text:span></text:p>
      <text:p text:style-name="P1"><text:span text:style-name="Source_20_Text"><text:span text:style-name="T1"/></text:span></text:p>
      <text:p text:style-name="P1"><text:span text:style-name="Source_20_Text"><text:span text:style-name="T1">stat_module &lt;- boxGrob(glue("statistics module",.sep = "\n"),</text:span></text:span></text:p>
      <text:p text:style-name="P1"><text:span text:style-name="Source_20_Text"><text:span text:style-name="T1"><text:s text:c="23"/>box_gp = default_box_setting,</text:span></text:span></text:p>
      <text:p text:style-name="P1"><text:span text:style-name="Source_20_Text"><text:span text:style-name="T1"><text:s text:c="23"/>txt_gp = default_txt_setting)</text:span></text:span></text:p>
      <text:p text:style-name="P1"><text:span text:style-name="Source_20_Text"><text:span text:style-name="T1"/></text:span></text:p>
      <text:p text:style-name="P1"><text:span text:style-name="Source_20_Text"><text:span text:style-name="T1">grid.newpage()</text:span></text:span></text:p>
      <text:p text:style-name="P1"><text:span text:style-name="Source_20_Text"><text:span text:style-name="T1">vert &lt;- {spreadVertical(files = evidence_file,</text:span></text:span></text:p>
      <text:p text:style-name="P1"><text:span text:style-name="Source_20_Text"><text:span text:style-name="T1"><text:s text:c="23"/>read_data = read_data,</text:span></text:span></text:p>
      <text:p text:style-name="P1"><text:span text:style-name="Source_20_Text"><text:span text:style-name="T1"><text:s text:c="23"/>quality_control_1 = quality_control_1,</text:span></text:span></text:p>
      <text:p text:style-name="P1"><text:span text:style-name="Source_20_Text"><text:span text:style-name="T1"><text:s text:c="23"/>aggregate_psms,</text:span></text:span></text:p>
      <text:p text:style-name="P1"><text:span text:style-name="Source_20_Text"><text:span text:style-name="T1"><text:s text:c="23"/>quality_control_2 = quality_control_2,</text:span></text:span></text:p>
      <text:p text:style-name="P1"><text:span text:style-name="Source_20_Text"><text:span text:style-name="T1"><text:s text:c="23"/>aggregate_peps,</text:span></text:span></text:p>
      <text:p text:style-name="P1"><text:span text:style-name="Source_20_Text"><text:span text:style-name="T1"><text:s text:c="23"/>transform_data = transform_data,</text:span></text:span></text:p>
      <text:p text:style-name="P1"><text:span text:style-name="Source_20_Text"><text:span text:style-name="T1"><text:s text:c="23"/>normalize_data = normalize_data,</text:span></text:span></text:p>
      <text:p text:style-name="P1"><text:span text:style-name="Source_20_Text"><text:span text:style-name="T1"><text:s text:c="23"/>missing_value_handling = missing_value_handling,</text:span></text:span></text:p>
      <text:p text:style-name="P1"><text:span text:style-name="Source_20_Text"><text:span text:style-name="T1"><text:s text:c="23"/>batch_correction = batch_correction,</text:span></text:span></text:p>
      <text:p text:style-name="P1"><text:span text:style-name="Source_20_Text"><text:span text:style-name="T1"><text:s text:c="23"/>dim_red = dim_red,</text:span></text:span></text:p>
      <text:p text:style-name="P1"><text:span text:style-name="Source_20_Text"><text:span text:style-name="T1"><text:s text:c="23"/>stat_module</text:span></text:span></text:p>
      <text:p text:style-name="P1"><text:span text:style-name="Source_20_Text"><text:span text:style-name="T1">)}</text:span></text:span></text:p>
      <text:p text:style-name="P1"><text:span text:style-name="Source_20_Text"><text:span text:style-name="T1">input &lt;- alignVertical(reference = vert$files,</text:span></text:span></text:p>
      <text:p text:style-name="P1"><text:span text:style-name="Source_20_Text"><text:span text:style-name="T1"><text:s text:c="22"/>evidence_file, sample_annotation_file) %&gt;%</text:span></text:span></text:p>
      <text:p text:style-name="P1"><text:span text:style-name="Source_20_Text"><text:span text:style-name="T1"><text:s text:c="2"/>spreadHorizontal()</text:span></text:span></text:p>
      <text:p text:style-name="P1"><text:span text:style-name="Source_20_Text"><text:span text:style-name="T1">vert$files &lt;- NULL</text:span></text:span></text:p>
      <text:p text:style-name="P1"><text:soft-page-break/><text:span text:style-name="Source_20_Text"><text:span text:style-name="T1"/></text:span></text:p>
      <text:p text:style-name="P1"><text:span text:style-name="Source_20_Text"><text:span text:style-name="T1"/></text:span></text:p>
      <text:p text:style-name="P1"><text:span text:style-name="Source_20_Text"><text:span text:style-name="T1"># right side</text:span></text:span></text:p>
      <text:p text:style-name="P1"><text:span text:style-name="Source_20_Text"><text:span text:style-name="T1">qc1_content &lt;- moveBox(qc1_content,</text:span></text:span></text:p>
      <text:p text:style-name="P1"><text:span text:style-name="Source_20_Text"><text:span text:style-name="T1"><text:s text:c="20"/>x = .8,</text:span></text:span></text:p>
      <text:p text:style-name="P1"><text:span text:style-name="Source_20_Text"><text:span text:style-name="T1"><text:s text:c="20"/>y = coords(vert$quality_control_1)$y)</text:span></text:span></text:p>
      <text:p text:style-name="P1"><text:span text:style-name="Source_20_Text"><text:span text:style-name="T1"/></text:span></text:p>
      <text:p text:style-name="P1"><text:span text:style-name="Source_20_Text"><text:span text:style-name="T1">transform_opts &lt;- moveBox(transform_opts,</text:span></text:span></text:p>
      <text:p text:style-name="P1"><text:span text:style-name="Source_20_Text"><text:span text:style-name="T1"><text:s text:c="20"/>x = .9,</text:span></text:span></text:p>
      <text:p text:style-name="P1"><text:span text:style-name="Source_20_Text"><text:span text:style-name="T1"><text:s text:c="20"/>y = coords(vert$transform_data)$y)</text:span></text:span></text:p>
      <text:p text:style-name="P1"><text:span text:style-name="Source_20_Text"><text:span text:style-name="T1"/></text:span></text:p>
      <text:p text:style-name="P1"><text:span text:style-name="Source_20_Text"><text:span text:style-name="T1">missing_value_opts &lt;- moveBox(missing_value_opts,</text:span></text:span></text:p>
      <text:p text:style-name="P1"><text:span text:style-name="Source_20_Text"><text:span text:style-name="T1"><text:s text:c="20"/>x = .85,</text:span></text:span></text:p>
      <text:p text:style-name="P1"><text:span text:style-name="Source_20_Text"><text:span text:style-name="T1"><text:s text:c="20"/>y = coords(vert$missing_value_handling)$y)</text:span></text:span></text:p>
      <text:p text:style-name="P1"><text:span text:style-name="Source_20_Text"><text:span text:style-name="T1"/></text:span></text:p>
      <text:p text:style-name="P1"><text:span text:style-name="Source_20_Text"><text:span text:style-name="T1">dim_red_actions &lt;- moveBox(dim_red_actions,</text:span></text:span></text:p>
      <text:p text:style-name="P1"><text:span text:style-name="Source_20_Text"><text:span text:style-name="T1"><text:s text:c="20"/>x = .9,</text:span></text:span></text:p>
      <text:p text:style-name="P1"><text:span text:style-name="Source_20_Text"><text:span text:style-name="T1"><text:s text:c="20"/>y = coords(vert$dim_red)$y)</text:span></text:span></text:p>
      <text:p text:style-name="P1"><text:span text:style-name="Source_20_Text"><text:span text:style-name="T1"/></text:span></text:p>
      <text:p text:style-name="P1"><text:span text:style-name="Source_20_Text"><text:span text:style-name="T1"># left side</text:span></text:span></text:p>
      <text:p text:style-name="P1"><text:span text:style-name="Source_20_Text"><text:span text:style-name="T1">qc2_content &lt;- moveBox(qc2_content,</text:span></text:span></text:p>
      <text:p text:style-name="P1"><text:span text:style-name="Source_20_Text"><text:span text:style-name="T1"><text:s text:c="20"/>x = .17,</text:span></text:span></text:p>
      <text:p text:style-name="P1"><text:span text:style-name="Source_20_Text"><text:span text:style-name="T1"><text:s text:c="20"/>y = coords(vert$quality_control_2)$y)</text:span></text:span></text:p>
      <text:p text:style-name="P1"><text:span text:style-name="Source_20_Text"><text:span text:style-name="T1"/></text:span></text:p>
      <text:p text:style-name="P1"><text:span text:style-name="Source_20_Text"><text:span text:style-name="T1">normalize_opts &lt;- moveBox(normalize_opts,</text:span></text:span></text:p>
      <text:p text:style-name="P1"><text:span text:style-name="Source_20_Text"><text:span text:style-name="T1"><text:s text:c="20"/>x = .2,</text:span></text:span></text:p>
      <text:p text:style-name="P1"><text:span text:style-name="Source_20_Text"><text:span text:style-name="T1"><text:s text:c="20"/>y = coords(vert$normalize_data)$y)</text:span></text:span></text:p>
      <text:p text:style-name="P1"><text:span text:style-name="Source_20_Text"><text:span text:style-name="T1"/></text:span></text:p>
      <text:p text:style-name="P1"><text:span text:style-name="Source_20_Text"><text:span text:style-name="T1">batch_correction_opts &lt;- moveBox(batch_correction_opts,</text:span></text:span></text:p>
      <text:p text:style-name="P1"><text:span text:style-name="Source_20_Text"><text:span text:style-name="T1"><text:s text:c="20"/>x = .2,</text:span></text:span></text:p>
      <text:p text:style-name="P1"><text:span text:style-name="Source_20_Text"><text:span text:style-name="T1"><text:s text:c="20"/>y = coords(vert$batch_correction)$y)</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for (i in 1:(length(vert) - 1)) {</text:span></text:span></text:p>
      <text:p text:style-name="P1"><text:span text:style-name="Source_20_Text"><text:span text:style-name="T1"><text:s text:c="2"/>connectGrob(vert[[i]], vert[[i + 1]], type = "vert") %&gt;%</text:span></text:span></text:p>
      <text:p text:style-name="P1"><text:span text:style-name="Source_20_Text"><text:span text:style-name="T1"><text:s text:c="4"/>print</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connect boxes</text:span></text:span></text:p>
      <text:p text:style-name="P1"><text:span text:style-name="Source_20_Text"><text:span text:style-name="T1">connectGrob(input[[1]], vert$read_data, type = "N")</text:span></text:span></text:p>
      <text:p text:style-name="P1"><text:span text:style-name="Source_20_Text"><text:span text:style-name="T1">connectGrob(input[[2]], vert$read_data, type = "N")</text:span></text:span></text:p>
      <text:p text:style-name="P1"><text:span text:style-name="Source_20_Text"><text:span text:style-name="T1"/></text:span></text:p>
      <text:p text:style-name="P1"><text:span text:style-name="Source_20_Text"><text:span text:style-name="T1">connectGrob(vert$quality_control_1, qc1_content, type = "horizontal", arrow_obj = arrow(angle=0))</text:span></text:span></text:p>
      <text:p text:style-name="P1"><text:span text:style-name="Source_20_Text"><text:span text:style-name="T1"/></text:span></text:p>
      <text:p text:style-name="P1"><text:span text:style-name="Source_20_Text"><text:span text:style-name="T1">connectGrob(vert$quality_control_2, qc2_content, type = "horizontal", arrow_obj = refinement_arrow_setting)</text:span></text:span></text:p>
      <text:p text:style-name="P1"><text:span text:style-name="Source_20_Text"><text:span text:style-name="T1"/></text:span></text:p>
      <text:p text:style-name="P1"><text:span text:style-name="Source_20_Text"><text:span text:style-name="T1">connectGrob(vert$transform_data, transform_opts, type = "horizontal", arrow_obj = refinement_arrow_setting)</text:span></text:span></text:p>
      <text:p text:style-name="P1"><text:span text:style-name="Source_20_Text"><text:span text:style-name="T1"/></text:span></text:p>
      <text:p text:style-name="P1"><text:span text:style-name="Source_20_Text"><text:span text:style-name="T1">connectGrob(vert$normalize_data, normalize_opts, type = "horizontal", arrow_obj = refinement_arrow_setting)</text:span></text:span></text:p>
      <text:p text:style-name="P1"><text:span text:style-name="Source_20_Text"><text:span text:style-name="T1"/></text:span></text:p>
      <text:p text:style-name="P1"><text:span text:style-name="Source_20_Text"><text:span text:style-name="T1">connectGrob(vert$missing_value_handling, missing_value_opts, type = "horizontal", arrow_obj = refinement_arrow_setting)</text:span></text:span></text:p>
      <text:p text:style-name="P1"><text:span text:style-name="Source_20_Text"><text:span text:style-name="T1"/></text:span></text:p>
      <text:p text:style-name="P1"><text:soft-page-break/><text:span text:style-name="Source_20_Text"><text:span text:style-name="T1">connectGrob(vert$batch_correction, batch_correction_opts, type = "horizontal", arrow_obj = refinement_arrow_setting)</text:span></text:span></text:p>
      <text:p text:style-name="P1"><text:span text:style-name="Source_20_Text"><text:span text:style-name="T1"/></text:span></text:p>
      <text:p text:style-name="P1"><text:span text:style-name="Source_20_Text"><text:span text:style-name="T1">connectGrob(vert$dim_red, dim_red_actions, type = "horizontal", arrow_obj = arrow(angle=0))</text:span></text:span></text:p>
      <text:p text:style-name="P1"><text:span text:style-name="Source_20_Text"><text:span text:style-name="T1"/></text:span></text:p>
      <text:p text:style-name="P1"><text:span text:style-name="Source_20_Text"><text:span text:style-name="T1"># Print boxes</text:span></text:span></text:p>
      <text:p text:style-name="P1"><text:span text:style-name="Source_20_Text"><text:span text:style-name="T1">input</text:span></text:span></text:p>
      <text:p text:style-name="P1"><text:span text:style-name="Source_20_Text"><text:span text:style-name="T1">vert</text:span></text:span></text:p>
      <text:p text:style-name="P1"><text:span text:style-name="Source_20_Text"><text:span text:style-name="T1">qc1_content</text:span></text:span></text:p>
      <text:p text:style-name="P1"><text:span text:style-name="Source_20_Text"><text:span text:style-name="T1">qc2_content</text:span></text:span></text:p>
      <text:p text:style-name="P1"><text:span text:style-name="Source_20_Text"><text:span text:style-name="T1">transform_opts</text:span></text:span></text:p>
      <text:p text:style-name="P1"><text:span text:style-name="Source_20_Text"><text:span text:style-name="T1">normalize_opts</text:span></text:span></text:p>
      <text:p text:style-name="P1"><text:span text:style-name="Source_20_Text"><text:span text:style-name="T1">missing_value_opts</text:span></text:span></text:p>
      <text:p text:style-name="P1"><text:span text:style-name="Source_20_Text"><text:span text:style-name="T1">batch_correction_opts</text:span></text:span></text:p>
      <text:p text:style-name="P1"><text:span text:style-name="Source_20_Text"><text:span text:style-name="T1">dim_red_actions</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r data_processing_pipeline_flowchart_horizontal, eval=FALSE, fig.height=9, fig.width=32, include=FALSE}</text:span></text:span></text:p>
      <text:p text:style-name="P1"><text:span text:style-name="Source_20_Text"><text:span text:style-name="T1">library(Gmisc, quietly = TRUE)</text:span></text:span></text:p>
      <text:p text:style-name="P1"><text:span text:style-name="Source_20_Text"><text:span text:style-name="T1">library(glue)</text:span></text:span></text:p>
      <text:p text:style-name="P1"><text:span text:style-name="Source_20_Text"><text:span text:style-name="T1">library(htmlTable)</text:span></text:span></text:p>
      <text:p text:style-name="P1"><text:span text:style-name="Source_20_Text"><text:span text:style-name="T1">library(grid)</text:span></text:span></text:p>
      <text:p text:style-name="P1"><text:span text:style-name="Source_20_Text"><text:span text:style-name="T1">library(magrittr)</text:span></text:span></text:p>
      <text:p text:style-name="P1"><text:span text:style-name="Source_20_Text"><text:span text:style-name="T1"/></text:span></text:p>
      <text:p text:style-name="P1"><text:span text:style-name="Source_20_Text"><text:span text:style-name="T1">default_txt_setting &lt;- gpar(cex=1.5)</text:span></text:span></text:p>
      <text:p text:style-name="P1"><text:span text:style-name="Source_20_Text"><text:span text:style-name="T1">default_box_setting &lt;- gpar(fill="white")</text:span></text:span></text:p>
      <text:p text:style-name="P1"><text:span text:style-name="Source_20_Text"><text:span text:style-name="T1"/></text:span></text:p>
      <text:p text:style-name="P1"><text:span text:style-name="Source_20_Text"><text:span text:style-name="T1">data_box_setting &lt;- gpar(fill="#56B4E9")</text:span></text:span></text:p>
      <text:p text:style-name="P1"><text:span text:style-name="Source_20_Text"><text:span text:style-name="T1"/></text:span></text:p>
      <text:p text:style-name="P1"><text:span text:style-name="Source_20_Text"><text:span text:style-name="T1">opts_box_setting &lt;- gpar(fill="lightyellow", col="darkblue")</text:span></text:span></text:p>
      <text:p text:style-name="P1"><text:span text:style-name="Source_20_Text"><text:span text:style-name="T1">opts_txt_setting &lt;- gpar(col="darkblue", cex=1)</text:span></text:span></text:p>
      <text:p text:style-name="P1"><text:span text:style-name="Source_20_Text"><text:span text:style-name="T1">refinement_arrow_setting &lt;- arrow(angle=30, ends="both", type = "closed")</text:span></text:span></text:p>
      <text:p text:style-name="P1"><text:span text:style-name="Source_20_Text"><text:span text:style-name="T1"/></text:span></text:p>
      <text:p text:style-name="P1"><text:span text:style-name="Source_20_Text"><text:span text:style-name="T1">plot_box_setting &lt;- gpar(fill="#DDCC77")</text:span></text:span></text:p>
      <text:p text:style-name="P1"><text:span text:style-name="Source_20_Text"><text:span text:style-name="T1"># input files</text:span></text:span></text:p>
      <text:p text:style-name="P1"><text:span text:style-name="Source_20_Text"><text:span text:style-name="T1">evidence_file &lt;- boxGrob("evidence file",</text:span></text:span></text:p>
      <text:p text:style-name="P1"><text:span text:style-name="Source_20_Text"><text:span text:style-name="T1"><text:s text:c="25"/>box_gp = data_box_setting,</text:span></text:span></text:p>
      <text:p text:style-name="P1"><text:span text:style-name="Source_20_Text"><text:span text:style-name="T1"><text:s text:c="25"/>txt_gp = default_txt_setting)</text:span></text:span></text:p>
      <text:p text:style-name="P1"><text:span text:style-name="Source_20_Text"><text:span text:style-name="T1">sample_annotation_file &lt;- boxGrob("sample annotation",</text:span></text:span></text:p>
      <text:p text:style-name="P1"><text:span text:style-name="Source_20_Text"><text:span text:style-name="T1"><text:s text:c="34"/>box_gp = data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read_data &lt;- boxGrob(glue("read data into q-feature object",.sep = "\n"),</text:span></text:span></text:p>
      <text:p text:style-name="P1"><text:span text:style-name="Source_20_Text"><text:span text:style-name="T1"><text:s text:c="21"/>box_gp = default_box_setting,</text:span></text:span></text:p>
      <text:p text:style-name="P1"><text:span text:style-name="Source_20_Text"><text:span text:style-name="T1"><text:s text:c="21"/>txt_gp = default_txt_setting)</text:span></text:span></text:p>
      <text:p text:style-name="P1"><text:span text:style-name="Source_20_Text"><text:span text:style-name="T1"/></text:span></text:p>
      <text:p text:style-name="P1"><text:span text:style-name="Source_20_Text"><text:span text:style-name="T1">quality_control_1 &lt;- boxGrob(glue("quality control 1",.sep = "\n"),</text:span></text:span></text:p>
      <text:p text:style-name="P1"><text:span text:style-name="Source_20_Text"><text:span text:style-name="T1"><text:s text:c="29"/>box_gp = defaul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1_content &lt;- boxGrob("filter out pool samples\nreplace zeros with NA\nfilter out contaminants\nfilter by q-value cutoff",</text:span></text:span></text:p>
      <text:p text:style-name="P1"><text:span text:style-name="Source_20_Text"><text:span text:style-name="T1"><text:s text:c="22"/>box_gp = opts_box_setting,</text:span></text:span></text:p>
      <text:p text:style-name="P1"><text:span text:style-name="Source_20_Text"><text:span text:style-name="T1"><text:s text:c="22"/>txt_gp = opts_txt_setting,</text:span></text:span></text:p>
      <text:p text:style-name="P1"><text:span text:style-name="Source_20_Text"><text:span text:style-name="T1"><text:s text:c="22"/>just="center")</text:span></text:span></text:p>
      <text:p text:style-name="P1"><text:soft-page-break/><text:span text:style-name="Source_20_Text"><text:span text:style-name="T1"/></text:span></text:p>
      <text:p text:style-name="P1"><text:span text:style-name="Source_20_Text"><text:span text:style-name="T1">aggregate_psms &lt;- <text:s/>boxGrob(glue("aggregate peptide spectrum matches to peptides\n</text:span></text:span></text:p>
      <text:p text:style-name="P1"><text:span text:style-name="Source_20_Text"><text:span text:style-name="T1"><text:s text:c="33"/>join multiple batches", .sep = "\n"),</text:span></text:span></text:p>
      <text:p text:style-name="P1"><text:span text:style-name="Source_20_Text"><text:span text:style-name="T1"><text:s text:c="27"/>box_gp = default_box_setting,</text:span></text:span></text:p>
      <text:p text:style-name="P1"><text:span text:style-name="Source_20_Text"><text:span text:style-name="T1"><text:s text:c="27"/>txt_gp = default_txt_setting)</text:span></text:span></text:p>
      <text:p text:style-name="P1"><text:span text:style-name="Source_20_Text"><text:span text:style-name="T1"/></text:span></text:p>
      <text:p text:style-name="P1"><text:span text:style-name="Source_20_Text"><text:span text:style-name="T1">quality_control_2 &lt;- boxGrob("quality control 2",</text:span></text:span></text:p>
      <text:p text:style-name="P1"><text:span text:style-name="Source_20_Text"><text:span text:style-name="T1"><text:s text:c="29"/>box_gp = plo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2_content &lt;- boxGrob("filter by:\nreporter ion intensity cutoff\npepitde covariance to razor proteins\npeptide missing rate",</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pan></text:p>
      <text:p text:style-name="P1"><text:span text:style-name="Source_20_Text"><text:span text:style-name="T1">aggregate_peps &lt;- boxGrob(glue("aggregate peptides to proteins", .sep = "\n"),</text:span></text:span></text:p>
      <text:p text:style-name="P1"><text:span text:style-name="Source_20_Text"><text:span text:style-name="T1"><text:s text:c="26"/>box_gp = defaul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data &lt;- boxGrob("transform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opts &lt;- boxGrob("options:\nlog2\nlog10\nsqrt\nquadratic\nBoxCox\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normalize_data &lt;- boxGrob("normalize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normalize_opts &lt;- boxGrob("options:\nSCoPE2\nCONSTANd\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missing_value_handling &lt;- boxGrob("missing value handling",</text:span></text:span></text:p>
      <text:p text:style-name="P1"><text:span text:style-name="Source_20_Text"><text:span text:style-name="T1"><text:s text:c="34"/>box_gp = plot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missing_value_opts &lt;- boxGrob("options:\nKNN\ndrop rows\nreplace with mean\nreplace with median\nreplace with 0",</text:span></text:span></text:p>
      <text:p text:style-name="P1"><text:span text:style-name="Source_20_Text"><text:span text:style-name="T1"><text:s text:c="30"/>box_gp = opts_box_setting,</text:span></text:span></text:p>
      <text:p text:style-name="P1"><text:span text:style-name="Source_20_Text"><text:span text:style-name="T1"><text:s text:c="30"/>txt_gp = opts_txt_setting,</text:span></text:span></text:p>
      <text:p text:style-name="P1"><text:span text:style-name="Source_20_Text"><text:span text:style-name="T1"><text:s text:c="30"/>just="center")</text:span></text:span></text:p>
      <text:p text:style-name="P1"><text:span text:style-name="Source_20_Text"><text:span text:style-name="T1"/></text:span></text:p>
      <text:p text:style-name="P1"><text:span text:style-name="Source_20_Text"><text:span text:style-name="T1">batch_correction &lt;- boxGrob("batch correction",</text:span></text:span></text:p>
      <text:p text:style-name="P1"><text:span text:style-name="Source_20_Text"><text:span text:style-name="T1"><text:s text:c="28"/>box_gp=plot_box_setting,</text:span></text:span></text:p>
      <text:p text:style-name="P1"><text:span text:style-name="Source_20_Text"><text:span text:style-name="T1"><text:s text:c="28"/>txt_gp = default_txt_setting)</text:span></text:span></text:p>
      <text:p text:style-name="P1"><text:span text:style-name="Source_20_Text"><text:span text:style-name="T1"/></text:span></text:p>
      <text:p text:style-name="P1"><text:span text:style-name="Source_20_Text"><text:span text:style-name="T1">batch_correction_opts &lt;- boxGrob("options:\nComBat",</text:span></text:span></text:p>
      <text:p text:style-name="P1"><text:span text:style-name="Source_20_Text"><text:span text:style-name="T1"><text:s text:c="33"/>box_gp = opts_box_setting,</text:span></text:span></text:p>
      <text:p text:style-name="P1"><text:span text:style-name="Source_20_Text"><text:span text:style-name="T1"><text:s text:c="33"/>txt_gp = opts_txt_setting,</text:span></text:span></text:p>
      <text:p text:style-name="P1"><text:span text:style-name="Source_20_Text"><text:span text:style-name="T1"><text:s text:c="33"/>just="center")</text:span></text:span></text:p>
      <text:p text:style-name="P1"><text:soft-page-break/><text:span text:style-name="Source_20_Text"><text:span text:style-name="T1"/></text:span></text:p>
      <text:p text:style-name="P1"><text:span text:style-name="Source_20_Text"><text:span text:style-name="T1">dim_red &lt;- boxGrob("dimensionality reduction",</text:span></text:span></text:p>
      <text:p text:style-name="P1"><text:span text:style-name="Source_20_Text"><text:span text:style-name="T1"><text:s text:c="19"/>box_gp = plot_box_setting,</text:span></text:span></text:p>
      <text:p text:style-name="P1"><text:span text:style-name="Source_20_Text"><text:span text:style-name="T1"><text:s text:c="19"/>txt_gp = default_txt_setting)</text:span></text:span></text:p>
      <text:p text:style-name="P1"><text:span text:style-name="Source_20_Text"><text:span text:style-name="T1"/></text:span></text:p>
      <text:p text:style-name="P1"><text:span text:style-name="Source_20_Text"><text:span text:style-name="T1">dim_red_actions &lt;- boxGrob("procedures:\nPCA\nUMAP",</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 text:c="23"/>)</text:span></text:span></text:p>
      <text:p text:style-name="P1"><text:span text:style-name="Source_20_Text"><text:span text:style-name="T1"/></text:span></text:p>
      <text:p text:style-name="P1"><text:span text:style-name="Source_20_Text"><text:span text:style-name="T1">stat_module &lt;- boxGrob(glue("statistics module",.sep = "\n"),</text:span></text:span></text:p>
      <text:p text:style-name="P1"><text:span text:style-name="Source_20_Text"><text:span text:style-name="T1"><text:s text:c="23"/>box_gp = default_box_setting,</text:span></text:span></text:p>
      <text:p text:style-name="P1"><text:span text:style-name="Source_20_Text"><text:span text:style-name="T1"><text:s text:c="23"/>txt_gp = default_txt_setting)</text:span></text:span></text:p>
      <text:p text:style-name="P1"><text:span text:style-name="Source_20_Text"><text:span text:style-name="T1"/></text:span></text:p>
      <text:p text:style-name="P1"><text:span text:style-name="Source_20_Text"><text:span text:style-name="T1">grid.newpage()</text:span></text:span></text:p>
      <text:p text:style-name="P1"><text:span text:style-name="Source_20_Text"><text:span text:style-name="T1"/></text:span></text:p>
      <text:p text:style-name="P1"><text:span text:style-name="Source_20_Text"><text:span text:style-name="T1">vert &lt;- {spreadHorizontal(files = evidence_file,</text:span></text:span></text:p>
      <text:p text:style-name="P1"><text:span text:style-name="Source_20_Text"><text:span text:style-name="T1"><text:s text:c="23"/>read_data = read_data,</text:span></text:span></text:p>
      <text:p text:style-name="P1"><text:span text:style-name="Source_20_Text"><text:span text:style-name="T1"><text:s text:c="23"/>quality_control_1 = quality_control_1,</text:span></text:span></text:p>
      <text:p text:style-name="P1"><text:span text:style-name="Source_20_Text"><text:span text:style-name="T1"><text:s text:c="23"/>aggregate_psms,</text:span></text:span></text:p>
      <text:p text:style-name="P1"><text:span text:style-name="Source_20_Text"><text:span text:style-name="T1"><text:s text:c="23"/>quality_control_2 = quality_control_2,</text:span></text:span></text:p>
      <text:p text:style-name="P1"><text:span text:style-name="Source_20_Text"><text:span text:style-name="T1"><text:s text:c="23"/>aggregate_peps,</text:span></text:span></text:p>
      <text:p text:style-name="P1"><text:span text:style-name="Source_20_Text"><text:span text:style-name="T1"><text:s text:c="23"/>transform_data = transform_data,</text:span></text:span></text:p>
      <text:p text:style-name="P1"><text:span text:style-name="Source_20_Text"><text:span text:style-name="T1"><text:s text:c="23"/>normalize_data = normalize_data,</text:span></text:span></text:p>
      <text:p text:style-name="P1"><text:span text:style-name="Source_20_Text"><text:span text:style-name="T1"><text:s text:c="23"/>missing_value_handling = missing_value_handling,</text:span></text:span></text:p>
      <text:p text:style-name="P1"><text:span text:style-name="Source_20_Text"><text:span text:style-name="T1"><text:s text:c="23"/>batch_correction = batch_correction,</text:span></text:span></text:p>
      <text:p text:style-name="P1"><text:span text:style-name="Source_20_Text"><text:span text:style-name="T1"><text:s text:c="23"/>dim_red = dim_red,</text:span></text:span></text:p>
      <text:p text:style-name="P1"><text:span text:style-name="Source_20_Text"><text:span text:style-name="T1"><text:s text:c="23"/>stat_module</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input &lt;- alignHorizontal(reference = vert$files,</text:span></text:span></text:p>
      <text:p text:style-name="P1"><text:span text:style-name="Source_20_Text"><text:span text:style-name="T1"><text:s text:c="22"/>evidence_file, sample_annotation_file) %&gt;%</text:span></text:span></text:p>
      <text:p text:style-name="P1"><text:span text:style-name="Source_20_Text"><text:span text:style-name="T1"><text:s text:c="2"/>spreadVertical()</text:span></text:span></text:p>
      <text:p text:style-name="P1"><text:span text:style-name="Source_20_Text"><text:span text:style-name="T1">vert$files &lt;- NULL</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connect and move the boxes</text:span></text:span></text:p>
      <text:p text:style-name="P1"><text:span text:style-name="Source_20_Text"><text:span text:style-name="T1">for (i in 1:(length(vert) - 1)) {</text:span></text:span></text:p>
      <text:p text:style-name="P1"><text:span text:style-name="Source_20_Text"><text:span text:style-name="T1"><text:s text:c="4"/>connectGrob(vert[[i]], vert[[i + 1]], type = "horizontal") %&gt;%</text:span></text:span></text:p>
      <text:p text:style-name="P1"><text:span text:style-name="Source_20_Text"><text:span text:style-name="T1"><text:s text:c="4"/>print}</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right side</text:span></text:span></text:p>
      <text:p text:style-name="P1"><text:span text:style-name="Source_20_Text"><text:span text:style-name="T1">qc1_content &lt;- moveBox(qc1_content,</text:span></text:span></text:p>
      <text:p text:style-name="P1"><text:span text:style-name="Source_20_Text"><text:span text:style-name="T1"><text:s text:c="20"/>x = coords(vert$quality_control_1)$x,</text:span></text:span></text:p>
      <text:p text:style-name="P1"><text:span text:style-name="Source_20_Text"><text:span text:style-name="T1"><text:s text:c="20"/>y = 0.8)</text:span></text:span></text:p>
      <text:p text:style-name="P1"><text:span text:style-name="Source_20_Text"><text:span text:style-name="T1"/></text:span></text:p>
      <text:p text:style-name="P1"><text:span text:style-name="Source_20_Text"><text:span text:style-name="T1">transform_opts &lt;- moveBox(transform_opts,</text:span></text:span></text:p>
      <text:p text:style-name="P1"><text:span text:style-name="Source_20_Text"><text:span text:style-name="T1"><text:s text:c="20"/>y = .9,</text:span></text:span></text:p>
      <text:p text:style-name="P1"><text:span text:style-name="Source_20_Text"><text:span text:style-name="T1"><text:s text:c="20"/>x = coords(vert$transform_data)$x)</text:span></text:span></text:p>
      <text:p text:style-name="P1"><text:span text:style-name="Source_20_Text"><text:span text:style-name="T1"/></text:span></text:p>
      <text:p text:style-name="P1"><text:span text:style-name="Source_20_Text"><text:span text:style-name="T1">missing_value_opts &lt;- moveBox(missing_value_opts,</text:span></text:span></text:p>
      <text:p text:style-name="P1"><text:span text:style-name="Source_20_Text"><text:span text:style-name="T1"><text:s text:c="20"/>y = .7,</text:span></text:span></text:p>
      <text:p text:style-name="P1"><text:span text:style-name="Source_20_Text"><text:span text:style-name="T1"><text:s text:c="20"/>x = coords(vert$missing_value_handling)$x)</text:span></text:span></text:p>
      <text:p text:style-name="P1"><text:span text:style-name="Source_20_Text"><text:span text:style-name="T1"/></text:span></text:p>
      <text:p text:style-name="P1"><text:soft-page-break/><text:span text:style-name="Source_20_Text"><text:span text:style-name="T1">dim_red_actions &lt;- moveBox(dim_red_actions,</text:span></text:span></text:p>
      <text:p text:style-name="P1"><text:span text:style-name="Source_20_Text"><text:span text:style-name="T1"><text:s text:c="20"/>y = .9,</text:span></text:span></text:p>
      <text:p text:style-name="P1"><text:span text:style-name="Source_20_Text"><text:span text:style-name="T1"><text:s text:c="20"/>x = coords(vert$dim_red)$x)</text:span></text:span></text:p>
      <text:p text:style-name="P1"><text:span text:style-name="Source_20_Text"><text:span text:style-name="T1"/></text:span></text:p>
      <text:p text:style-name="P1"><text:span text:style-name="Source_20_Text"><text:span text:style-name="T1"># left side</text:span></text:span></text:p>
      <text:p text:style-name="P1"><text:span text:style-name="Source_20_Text"><text:span text:style-name="T1">qc2_content &lt;- moveBox(qc2_content,</text:span></text:span></text:p>
      <text:p text:style-name="P1"><text:span text:style-name="Source_20_Text"><text:span text:style-name="T1"><text:s text:c="20"/>y = .2,</text:span></text:span></text:p>
      <text:p text:style-name="P1"><text:span text:style-name="Source_20_Text"><text:span text:style-name="T1"><text:s text:c="20"/>x = coords(vert$quality_control_2)$x)</text:span></text:span></text:p>
      <text:p text:style-name="P1"><text:span text:style-name="Source_20_Text"><text:span text:style-name="T1"/></text:span></text:p>
      <text:p text:style-name="P1"><text:span text:style-name="Source_20_Text"><text:span text:style-name="T1">normalize_opts &lt;- moveBox(normalize_opts,</text:span></text:span></text:p>
      <text:p text:style-name="P1"><text:span text:style-name="Source_20_Text"><text:span text:style-name="T1"><text:s text:c="20"/>y = .2,</text:span></text:span></text:p>
      <text:p text:style-name="P1"><text:span text:style-name="Source_20_Text"><text:span text:style-name="T1"><text:s text:c="20"/>x = coords(vert$normalize_data)$x)</text:span></text:span></text:p>
      <text:p text:style-name="P1"><text:span text:style-name="Source_20_Text"><text:span text:style-name="T1"/></text:span></text:p>
      <text:p text:style-name="P1"><text:span text:style-name="Source_20_Text"><text:span text:style-name="T1">batch_correction_opts &lt;- moveBox(batch_correction_opts,</text:span></text:span></text:p>
      <text:p text:style-name="P1"><text:span text:style-name="Source_20_Text"><text:span text:style-name="T1"><text:s text:c="20"/>y = .2,</text:span></text:span></text:p>
      <text:p text:style-name="P1"><text:span text:style-name="Source_20_Text"><text:span text:style-name="T1"><text:s text:c="20"/>x = coords(vert$batch_correction)$x)</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connect boxes</text:span></text:span></text:p>
      <text:p text:style-name="P1"><text:span text:style-name="Source_20_Text"><text:span text:style-name="T1">connectGrob(input[[1]], vert$read_data, type = "vertical")</text:span></text:span></text:p>
      <text:p text:style-name="P1"><text:span text:style-name="Source_20_Text"><text:span text:style-name="T1">connectGrob(input[[2]], vert$read_data, type = "vertical")</text:span></text:span></text:p>
      <text:p text:style-name="P1"><text:span text:style-name="Source_20_Text"><text:span text:style-name="T1"/></text:span></text:p>
      <text:p text:style-name="P1"><text:span text:style-name="Source_20_Text"><text:span text:style-name="T1">connectGrob(vert$quality_control_1, qc1_content, type = "vertical", arrow_obj = arrow(angle=0))</text:span></text:span></text:p>
      <text:p text:style-name="P1"><text:span text:style-name="Source_20_Text"><text:span text:style-name="T1"/></text:span></text:p>
      <text:p text:style-name="P1"><text:span text:style-name="Source_20_Text"><text:span text:style-name="T1">connectGrob(vert$quality_control_2, qc2_content, type = "vertical", arrow_obj = refinement_arrow_setting)</text:span></text:span></text:p>
      <text:p text:style-name="P1"><text:span text:style-name="Source_20_Text"><text:span text:style-name="T1"/></text:span></text:p>
      <text:p text:style-name="P1"><text:span text:style-name="Source_20_Text"><text:span text:style-name="T1">connectGrob(vert$transform_data, transform_opts, type = "vertical", arrow_obj = refinement_arrow_setting)</text:span></text:span></text:p>
      <text:p text:style-name="P1"><text:span text:style-name="Source_20_Text"><text:span text:style-name="T1"/></text:span></text:p>
      <text:p text:style-name="P1"><text:span text:style-name="Source_20_Text"><text:span text:style-name="T1">connectGrob(vert$normalize_data, normalize_opts, type = "vertical", arrow_obj = refinement_arrow_setting)</text:span></text:span></text:p>
      <text:p text:style-name="P1"><text:span text:style-name="Source_20_Text"><text:span text:style-name="T1"/></text:span></text:p>
      <text:p text:style-name="P1"><text:span text:style-name="Source_20_Text"><text:span text:style-name="T1">connectGrob(vert$missing_value_handling, missing_value_opts, type = "vertical", arrow_obj = refinement_arrow_setting)</text:span></text:span></text:p>
      <text:p text:style-name="P1"><text:span text:style-name="Source_20_Text"><text:span text:style-name="T1"/></text:span></text:p>
      <text:p text:style-name="P1"><text:span text:style-name="Source_20_Text"><text:span text:style-name="T1">connectGrob(vert$batch_correction, batch_correction_opts, type = "vertical", arrow_obj = refinement_arrow_setting)</text:span></text:span></text:p>
      <text:p text:style-name="P1"><text:span text:style-name="Source_20_Text"><text:span text:style-name="T1"/></text:span></text:p>
      <text:p text:style-name="P1"><text:span text:style-name="Source_20_Text"><text:span text:style-name="T1">connectGrob(vert$dim_red, dim_red_actions, type = "vertical", arrow_obj = arrow(angle=0))</text:span></text:span></text:p>
      <text:p text:style-name="P1"><text:span text:style-name="Source_20_Text"><text:span text:style-name="T1"/></text:span></text:p>
      <text:p text:style-name="P1"><text:span text:style-name="Source_20_Text"><text:span text:style-name="T1"># Print boxes</text:span></text:span></text:p>
      <text:p text:style-name="P1"><text:span text:style-name="Source_20_Text"><text:span text:style-name="T1">input</text:span></text:span></text:p>
      <text:p text:style-name="P1"><text:span text:style-name="Source_20_Text"><text:span text:style-name="T1">vert</text:span></text:span></text:p>
      <text:p text:style-name="P1"><text:span text:style-name="Source_20_Text"><text:span text:style-name="T1">qc1_content</text:span></text:span></text:p>
      <text:p text:style-name="P1"><text:span text:style-name="Source_20_Text"><text:span text:style-name="T1">qc2_content</text:span></text:span></text:p>
      <text:p text:style-name="P1"><text:span text:style-name="Source_20_Text"><text:span text:style-name="T1">transform_opts</text:span></text:span></text:p>
      <text:p text:style-name="P1"><text:span text:style-name="Source_20_Text"><text:span text:style-name="T1">normalize_opts</text:span></text:span></text:p>
      <text:p text:style-name="P1"><text:span text:style-name="Source_20_Text"><text:span text:style-name="T1">missing_value_opts</text:span></text:span></text:p>
      <text:p text:style-name="P1"><text:span text:style-name="Source_20_Text"><text:span text:style-name="T1">batch_correction_opts</text:span></text:span></text:p>
      <text:p text:style-name="P1"><text:span text:style-name="Source_20_Text"><text:span text:style-name="T1">dim_red_actions</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Reading the data</text:span></text:span></text:p>
      <text:p text:style-name="P1"><text:span text:style-name="Source_20_Text"><text:span text:style-name="T1"/></text:span></text:p>
      <text:p text:style-name="P1"><text:soft-page-break/><text:span text:style-name="Source_20_Text"><text:span text:style-name="T1">After processing MaxQuant creates a directory containing all results as .txt file. The evidence.txt file include all peptide to spectrum matches (PSM) with their respective proteins and statistical parameters. </text:span></text:span></text:p>
      <text:p text:style-name="P1"><text:span text:style-name="Source_20_Text"><text:span text:style-name="T1"/></text:span></text:p>
      <text:p text:style-name="P1"><text:span text:style-name="Source_20_Text"><text:span text:style-name="T1">Example fo basic parameters and derivations include:</text:span></text:span></text:p>
      <text:p text:style-name="P1"><text:span text:style-name="Source_20_Text"><text:span text:style-name="T1"/></text:span></text:p>
      <text:p text:style-name="P1"><text:span text:style-name="Source_20_Text"><text:span text:style-name="T1">* Peptide sequence</text:span></text:span></text:p>
      <text:p text:style-name="P1"><text:span text:style-name="Source_20_Text"><text:span text:style-name="T1">* Mass to charge ratio (m/z) for all scans (eg. MS1, MS2)</text:span></text:span></text:p>
      <text:p text:style-name="P1"><text:span text:style-name="Source_20_Text"><text:span text:style-name="T1"><text:tab/>+ Mass</text:span></text:span></text:p>
      <text:p text:style-name="P1"><text:span text:style-name="Source_20_Text"><text:span text:style-name="T1">* Retention time</text:span></text:span></text:p>
      <text:p text:style-name="P1"><text:span text:style-name="Source_20_Text"><text:span text:style-name="T1">* Precursor Ion Fragment</text:span></text:span></text:p>
      <text:p text:style-name="P1"><text:span text:style-name="Source_20_Text"><text:span text:style-name="T1"><text:tab/>+ source of the detected ion also referred as mother ion</text:span></text:span></text:p>
      <text:p text:style-name="P1"><text:span text:style-name="Source_20_Text"><text:span text:style-name="T1">* Fraction of total spectrum </text:span></text:span></text:p>
      <text:p text:style-name="P1"><text:span text:style-name="Source_20_Text"><text:span text:style-name="T1">* Base peak fraction</text:span></text:span></text:p>
      <text:p text:style-name="P1"><text:span text:style-name="Source_20_Text"><text:span text:style-name="T1">* Reporter intensity (RI)</text:span></text:span></text:p>
      <text:p text:style-name="P1"><text:span text:style-name="Source_20_Text"><text:span text:style-name="T1"><text:tab/>+ corrected RI</text:span></text:span></text:p>
      <text:p text:style-name="P1"><text:span text:style-name="Source_20_Text"><text:span text:style-name="T1">* Posterior error probability (PEP)</text:span></text:span></text:p>
      <text:p text:style-name="P1"><text:span text:style-name="Source_20_Text"><text:span text:style-name="T1"/></text:span></text:p>
      <text:p text:style-name="P1"><text:span text:style-name="Source_20_Text"><text:span text:style-name="T1">#### Object oriented programming</text:span></text:span></text:p>
      <text:p text:style-name="P1"><text:span text:style-name="Source_20_Text"><text:span text:style-name="T1"/></text:span></text:p>
      <text:p text:style-name="P1"><text:span text:style-name="Source_20_Text"><text:span text:style-name="T1">In order to streamline the analysis of multiple experiments, object oriented programming can be applied. The approach in R is to create a so called Q-feature object, which contains all variables and metadata in a hierarchical structure. The structure enables sub setting for further analysis \citep{Vanderaa2021}.</text:span></text:span></text:p>
      <text:p text:style-name="P1"><text:span text:style-name="Source_20_Text"><text:span text:style-name="T1"/></text:span></text:p>
      <text:p text:style-name="P1"><text:span text:style-name="Source_20_Text"><text:span text:style-name="T1">#### Zero values</text:span></text:span></text:p>
      <text:p text:style-name="P1"><text:span text:style-name="Source_20_Text"><text:span text:style-name="T1">Peptides with low abundance are often set to zero during analysis. However, assigning a value of zero may incorrectly suggest that the sample does not contain the respective peptide. Given that it is highly unlikely for a biological cell of a comparable type and function to not contain a particular protein, replacing the zero value with "not applicable" (NA) is crucial for understanding and interpreting MS data.</text:span></text:span></text:p>
      <text:p text:style-name="P1"><text:span text:style-name="Source_20_Text"><text:span text:style-name="T1"/></text:span></text:p>
      <text:p text:style-name="P1"><text:span text:style-name="Source_20_Text"><text:span text:style-name="T1">#### Exclude reverse matches/contaminants</text:span></text:span></text:p>
      <text:p text:style-name="P1"><text:span text:style-name="Source_20_Text"><text:span text:style-name="T1">Peptide sequences matching to the reverse protein sequences (=decoy database) are considered as possible contaminants. These matches can be excluded from further analysis. <text:s/></text:span></text:span></text:p>
      <text:p text:style-name="P1"><text:span text:style-name="Source_20_Text"><text:span text:style-name="T1"/></text:span></text:p>
      <text:p text:style-name="P1"><text:span text:style-name="Source_20_Text"><text:span text:style-name="T1">#### Filter according to precursor ion fraction (PIF)</text:span></text:span></text:p>
      <text:p text:style-name="P1"><text:span text:style-name="Source_20_Text"><text:span text:style-name="T1">During mass spectrometry, the ions detected in MS1 are further fragmented through collision during multiple MS runs. The resulting product ions are derived from precursor ions (also known as mother ions or parental ions). Contaminant peptides can co-migrate in this process and can be distinguished by the lower fraction of their respective precursor ions \citep{Tannous2020}. These peptides need to be filtered out during the analysis pipeline. A cutoff value, referenced in the SCoPE2 pipeline \citep{Specht2021}, is applied in the user interface, but it can be adjusted according to the needs of the biologist.</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Filter by q-value</text:span></text:span></text:p>
      <text:p text:style-name="P1"><text:span text:style-name="Source_20_Text"><text:span text:style-name="T1">The next step for quality control is the exclusion of samples with a high false discovery rate (FDR). When applying multiple statistical testing (e.g. t-Test) the obtained p-values can be considered as biased, because the probability to observe a significant will iteratively increase with each test performed. Corrections in statistics are an approach to compensate for the multiplicity of testing. There are many ways to do this compensation like the Bonferroni method or Benjamini-Hochberg`s FDR. In Mass spectrometry the common “way to go” is calculating a false discovery rate, by dividing false PSMs (=hit of the decoy database) through the total number of PSMs above the peptide-spectrum matching score. The peptides spectrum matching score is defined as -10log10(p). Whereas the p-value is defined that the hit is done by chance. The calculation of the score is highly dependent on the data acquisition method used. MaxQuant uses Andromeda , an integrated search engine. Proteome Discoverer from Thermo Fisher utilizes different engines such as Mascot or Minora. As published by J.Cox in 2011 Mascot and Andromeda showed similar performance when comparing FDR values as a function of coverage. However the observed performance </text:span></text:span><text:soft-page-break/><text:span text:style-name="Source_20_Text"><text:span text:style-name="T1">can be lower when dealing with a decreased coverage \citep{Cox2011}.The threshold for accepting an FDR of an individual PSM is described as q-value. </text:span></text:span></text:p>
      <text:p text:style-name="P1"><text:span text:style-name="Source_20_Text"><text:span text:style-name="T1"/></text:span></text:p>
      <text:p text:style-name="P1"><text:span text:style-name="Source_20_Text"><text:span text:style-name="T1">#### Peptide spectrum match (PSM) aggregation to peptides </text:span></text:span></text:p>
      <text:p text:style-name="P1"><text:span text:style-name="Source_20_Text"><text:span text:style-name="T1">In data science, aggregation refers to a row-wise operation that merges data based on a particular column using a specific function. In the context of processing from peptides to spectrum matches, the desired column is the peptide sequence. To account for different distributions across multiple assays, the median of the channel is used as the function to aggregate multiple matches into one.</text:span></text:span></text:p>
      <text:p text:style-name="P1"><text:span text:style-name="Source_20_Text"><text:span text:style-name="T1"/></text:span></text:p>
      <text:p text:style-name="P1"><text:span text:style-name="Source_20_Text"><text:span text:style-name="T1">#### Join assays when observing multiple comparable batches at once</text:span></text:span></text:p>
      <text:p text:style-name="P1"><text:span text:style-name="Source_20_Text"><text:span text:style-name="T1">Sample size is often a limiting factor in hypothesis testing. A strict quality control and the fact that TMT reagents are only available up to 18-plex can reduce the number of observed samples below the critical threshold, leading to an early end of analyses. To overcome this limitation, the provided software is capable of processing multiple runs simultaneously, allowing for testing of multiple batches and increasing the number of samples that can be included in the analysis.</text:span></text:span></text:p>
      <text:p text:style-name="P1"><text:span text:style-name="Source_20_Text"><text:span text:style-name="T1"/></text:span></text:p>
      <text:p text:style-name="P1"><text:span text:style-name="Source_20_Text"><text:span text:style-name="T1">#### Calculate reporter ion intensity (RI) and filter according to median RI</text:span></text:span></text:p>
      <text:p text:style-name="P1"><text:span text:style-name="Source_20_Text"><text:span text:style-name="T1">Columns which do not meet the desired intensity can be filtered by a threshold set on the RI. The median RI can also be used to check if an entire channel has a lower detection level. This can be due two reasons. One is the expression level of the given proteins in a cell. Meaning, that the expression of the observed cell type is simply lower than the other type. Another one could be a spillage of TMT detection in other channels due incorrect or missing correction of the TMT isotopes. </text:span></text:span></text:p>
      <text:p text:style-name="P1"><text:span text:style-name="Source_20_Text"><text:span text:style-name="T1"/></text:span></text:p>
      <text:p text:style-name="P1"><text:span text:style-name="Source_20_Text"><text:span text:style-name="T1">#### Calculate and filter according to median coefficient of variation (CV) per cell/channel</text:span></text:span></text:p>
      <text:p text:style-name="P1"><text:span text:style-name="Source_20_Text"><text:span text:style-name="T1">Depending having a bulk sample or single-cell sample choosing a minimum of observed peptides and a cutoff value for the CV, changes the level of confidence in the peptide data. The coefficient of variation of a peptide is considered as the ratio of the standard deviation to the mean and describes the relationship of the observed peptide signal over multiple proteins (=razor proteins). Peptides having a high coefficient of variation over many razor proteins are considered as noise and need to be filtered out before statistical analysis.</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Remove peptides with high missing rate</text:span></text:span></text:p>
      <text:p text:style-name="P1"><text:span text:style-name="Source_20_Text"><text:span text:style-name="T1">Although missing value imputation can be performed during the analysis of multiple batches, peptides with missing detections across channels can be problematic for quantification. The proteomic composition of a biological sample is similar between replicates and even across groups. However, the threshold of missingness (described as a fraction of the row) can be set in the user interface and adjusted to enable different experimental designs.</text:span></text:span></text:p>
      <text:p text:style-name="P1"><text:span text:style-name="Source_20_Text"><text:span text:style-name="T1"/></text:span></text:p>
      <text:p text:style-name="P1"><text:span text:style-name="Source_20_Text"><text:span text:style-name="T1">#### Aggregation of peptides to proteins </text:span></text:span></text:p>
      <text:p text:style-name="P1"><text:span text:style-name="Source_20_Text"><text:span text:style-name="T1">Similar to the already explained previous aggregation step the peptides will be further processed into their respective proteins after the quality control on the peptide level is performed. Finally an expression matrix for every protein and their respective channel column is returned. Each channel refers to a sample and reflects contains the intensities of each protein found in the biological specimen. </text:span></text:span></text:p>
      <text:p text:style-name="P1"><text:span text:style-name="Source_20_Text"><text:span text:style-name="T1"/></text:span></text:p>
      <text:p text:style-name="P1"><text:span text:style-name="Source_20_Text"><text:span text:style-name="T1">#### Transformation of protein expression data</text:span></text:span></text:p>
      <text:p text:style-name="P1"><text:span text:style-name="Source_20_Text"><text:span text:style-name="T1">Data transformation applies a function to each value of a matrix or array, so that: </text:span></text:span></text:p>
      <text:p text:style-name="P1"><text:span text:style-name="Source_20_Text"><text:span text:style-name="T1">$$</text:span></text:span></text:p>
      <text:p text:style-name="P1"><text:span text:style-name="Source_20_Text"><text:span text:style-name="T1">y_i = f(x_i)</text:span></text:span></text:p>
      <text:p text:style-name="P1"><text:span text:style-name="Source_20_Text"><text:span text:style-name="T1">$$</text:span></text:span></text:p>
      <text:p text:style-name="P1"><text:span text:style-name="Source_20_Text"><text:span text:style-name="T1">Depending on the distribution of the values in the observed expression set, different transformations can be applied to fulfill assumptions for statistical testing. In the shiny application, various procedures are implemented and can be further expanded upon request from the user. The macrophage analysis done by Specht et al. mentioned in their SCoPE2 publication \citep{Specht2021} uses the logarithm to the base 2 to spread a compacted distribution and remove skewness in the dataset. This transformation was used as a reference when comparing methods. However, using the logarithm to the base 10 may be an easily </text:span></text:span><text:soft-page-break/><text:span text:style-name="Source_20_Text"><text:span text:style-name="T1">interpretable way of defining expression data and will also be facilitated by other transformation methods such as the boxcox method, which is also implemented in the application.</text:span></text:span></text:p>
      <text:p text:style-name="P1"><text:span text:style-name="Source_20_Text"><text:span text:style-name="T1">When observing a wide distribution of small and large values of the expression set in a histogram, a square root transformation can help increase the variability of smaller values and decrease the variability of larger values.</text:span></text:span></text:p>
      <text:p text:style-name="P1"><text:span text:style-name="Source_20_Text"><text:span text:style-name="T1">Practically impossible, but in data-driven science, occasionally negative expression values may be present, and they can be converted into positive values by taking each one to the power of two.</text:span></text:span></text:p>
      <text:p text:style-name="P1"><text:span text:style-name="Source_20_Text"><text:span text:style-name="T1">Depending on the distribution, the user has to decide which transformation to consider and verify that statistical assumptions are met after application with visualizations such as histograms, qqplots, and MA-plots.</text:span></text:span></text:p>
      <text:p text:style-name="P1"><text:span text:style-name="Source_20_Text"><text:span text:style-name="T1">For statistically inexperienced users, the boxcox transformation can help with this decision. Developed in 1964 by Box and Cox \citep{Sakia1992}, this method applies a linear model against 1 on the data to determine the statistical parameter lambda by the maximum likelihood method. The log-likelihood method takes the 95% confidence interval for the parameter lambda and the final lambda is chosen as the value with the highest log-likelihood value. </text:span></text:span></text:p>
      <text:p text:style-name="P1"><text:span text:style-name="Source_20_Text"><text:span text:style-name="T1"/></text:span></text:p>
      <text:p text:style-name="P1"><text:span text:style-name="Source_20_Text"><text:span text:style-name="T1">\begin{center}</text:span></text:span></text:p>
      <text:p text:style-name="P1"><text:span text:style-name="Source_20_Text"><text:span text:style-name="T1">\begin{tabular}{l r}</text:span></text:span></text:p>
      <text:p text:style-name="P1"><text:span text:style-name="Source_20_Text"><text:span text:style-name="T1">$\lambda$ &amp; Transformation \\</text:span></text:span></text:p>
      <text:p text:style-name="P1"><text:span text:style-name="Source_20_Text"><text:span text:style-name="T1">-2 &amp; $\frac{1}{x^2}$ \\</text:span></text:span></text:p>
      <text:p text:style-name="P1"><text:span text:style-name="Source_20_Text"><text:span text:style-name="T1">-1 &amp; $\frac{1}{x}$ \\</text:span></text:span></text:p>
      <text:p text:style-name="P1"><text:span text:style-name="Source_20_Text"><text:span text:style-name="T1">-0.5 &amp; $\frac{1}{\sqrt{x}}$ \\</text:span></text:span></text:p>
      <text:p text:style-name="P1"><text:span text:style-name="Source_20_Text"><text:span text:style-name="T1">0 &amp; $\log{x}$ \\</text:span></text:span></text:p>
      <text:p text:style-name="P1"><text:span text:style-name="Source_20_Text"><text:span text:style-name="T1">0.5 &amp; $\sqrt{x}$ \\</text:span></text:span></text:p>
      <text:p text:style-name="P1"><text:span text:style-name="Source_20_Text"><text:span text:style-name="T1">1 &amp; $x$ \\</text:span></text:span></text:p>
      <text:p text:style-name="P1"><text:span text:style-name="Source_20_Text"><text:span text:style-name="T1">2 &amp; $x^2$</text:span></text:span></text:p>
      <text:p text:style-name="P1"><text:span text:style-name="Source_20_Text"><text:span text:style-name="T1">\end{tabular}</text:span></text:span></text:p>
      <text:p text:style-name="P1"><text:span text:style-name="Source_20_Text"><text:span text:style-name="T1">\end{center}</text:span></text:span></text:p>
      <text:p text:style-name="P1"><text:span text:style-name="Source_20_Text"><text:span text:style-name="T1"/></text:span></text:p>
      <text:p text:style-name="P1"><text:span text:style-name="Source_20_Text"><text:span text:style-name="T1">Depending on the size of lambda, a certain function will be automatically applied to each value of the expression set in order to introduce normality. In terms of usability, the boxcox method is the most efficient transformation method, taking the decision of which calculation to apply away from the user.</text:span></text:span></text:p>
      <text:p text:style-name="P1"><text:span text:style-name="Source_20_Text"><text:span text:style-name="T1"/></text:span></text:p>
      <text:p text:style-name="P1"><text:span text:style-name="Source_20_Text"><text:span text:style-name="T1">#### Normalization</text:span></text:span></text:p>
      <text:p text:style-name="P1"><text:span text:style-name="Source_20_Text"><text:span text:style-name="T1">The term normalization is ambiguous in data-science and will be explained briefly in this chapter. Starting with converting the data to the Z-distribution (Gaussian result), where 0 represents the mean and 1 represents the standard deviation, in vectorization every feature (or protein) is represented as a vector that points in a specific direction in the unit sphere, normalization can have different meanings. Normalization is considered as part of the scaling procedure and ensures that every feature contributes equally to our statistical model and hinders large values from biasing the model in a particular direction. However, this could also have negative consequences for the modeling procedure, as it may reduce the impact of important features on the dataset. </text:span></text:span></text:p>
      <text:p text:style-name="P1"><text:span text:style-name="Source_20_Text"><text:span text:style-name="T1">Depending on the algorithms later used in the data processing, the method of choice for normalization can change the results significantly. The K-means clustering algorithm, for instance relies on the distances between distinct data points by minimizing variance of the squared euclidean distances. This method will be applied in the missing value imputation which will be the next step applied to our data. Therefore, we want to ensure that we obtain the most accurate imputed values possible.</text:span></text:span></text:p>
      <text:p text:style-name="P1"><text:span text:style-name="Source_20_Text"><text:span text:style-name="T1">The first normalization method available in the user interface is column-wise median and row-wise mean normalization. This method was chosen by Specht et al in the SCoPE2 publication 2021 \citep{Specht2021} and worked as a reference during the development process to benchmark other methods. When dividing each value of an expression set by the median of the particular column, the procedure is considered as a column-wise median normalization. Although the mean-normalization works the same way but takes the mean as the second variable. In the analysis pipeline both procedures were applied on the dataset. However when the logarithm as the transformation method was chosen as transformation method, the pipeline automatically switches from a division to a subtraction, since:</text:span></text:span></text:p>
      <text:p text:style-name="P1"><text:soft-page-break/><text:span text:style-name="Source_20_Text"><text:span text:style-name="T1">$\log_a \left(\frac{u}{v}\right)=\log_a u-\log_a v$. After applying this normalization method, each value can be interpreted as a distance or fraction of the mean or median of the corresponding column or row, enabling fair comparisons between features and samples.</text:span></text:span></text:p>
      <text:p text:style-name="P1"><text:span text:style-name="Source_20_Text"><text:span text:style-name="T1">The second method for normalization included is the CONSTANd method, which was proven suitable for relative quantification in the field of proteomics \citep{Maes2016, VanHoutven2021}, but can also be applied on RNAseq data. CONSTANd uses a technique called matrix raking, which employs the RAS algorithm. The expression set reflects the nonnegative real $(m, n)$ matrix $A$ were the bi proportional constrained matrix problem will be solved by finding the $(m, n)$ matrix $B$ which equals to $diag(x) * A *diag(y)$ . Whereas $x \in \mathbb{R}^{m}$ and $y \in \mathbb{R}^{n}$. The solution to this problem involves finding the row sum of $B=u_i$ and the column sum of $B=v_j$, where $i$ and $j$ denote the row and column indices of the matrix, respectively \citep{Bacharach1965}. In other words, the matrix will be alternatively manipulated on rows and columns until the mean of both equals 1. In order to apply the method and yield true results, one has to consider 3 major assumptions between sample types. This assumption can be observed in the MA-plot which indicates the differences of two samples. If we have the intensities of two samples, $R$ and $G$, we can plot them on a graph with the x-axis as $M=\log_2(\frac{R}{G})$ and the y-axis as $A=\frac{1}{2}\log_2(RG)$. A comparison between all sample types of identically processed sets is needed before calculation and the assumptions must be fulfilled.</text:span></text:span></text:p>
      <text:p text:style-name="P1"><text:span text:style-name="Source_20_Text"><text:span text:style-name="T1"/></text:span></text:p>
      <text:p text:style-name="P1"><text:span text:style-name="Source_20_Text"><text:span text:style-name="T1">\begin{itemize}</text:span></text:span></text:p>
      <text:p text:style-name="P1"><text:span text:style-name="Source_20_Text"><text:span text:style-name="T1">\item{\textbf{1}} \textbf{The majority of proteins are not differentially expressed}</text:span></text:span></text:p>
      <text:p text:style-name="P1"><text:span text:style-name="Source_20_Text"><text:span text:style-name="T1">\\Density of the dots decreases when looking from the middle of the cloud towards the edges.</text:span></text:span></text:p>
      <text:p text:style-name="P1"><text:span text:style-name="Source_20_Text"><text:span text:style-name="T1"/></text:span></text:p>
      <text:p text:style-name="P1"><text:span text:style-name="Source_20_Text"><text:span text:style-name="T1">\item{\textbf{2}} \textbf{Up- and downregulation is balanced around the mean expression}</text:span></text:span></text:p>
      <text:p text:style-name="P1"><text:span text:style-name="Source_20_Text"><text:span text:style-name="T1">\\The scatterplot of the data points is symmetrical around the mean on the horizontal axis. </text:span></text:span></text:p>
      <text:p text:style-name="P1"><text:span text:style-name="Source_20_Text"><text:span text:style-name="T1"/></text:span></text:p>
      <text:p text:style-name="P1"><text:span text:style-name="Source_20_Text"><text:span text:style-name="T1">\item{\textbf{3}} \textbf{Systematic bias correlates with the magnitude of expression}</text:span></text:span></text:p>
      <text:p text:style-name="P1"><text:span text:style-name="Source_20_Text"><text:span text:style-name="T1">\\The symmetry axis is approximately horizontal.</text:span></text:span></text:p>
      <text:p text:style-name="P1"><text:span text:style-name="Source_20_Text"><text:span text:style-name="T1"/></text:span></text:p>
      <text:p text:style-name="P1"><text:span text:style-name="Source_20_Text"><text:span text:style-name="T1">\end{itemize}</text:span></text:span></text:p>
      <text:p text:style-name="P1"><text:span text:style-name="Source_20_Text"><text:span text:style-name="T1"/></text:span></text:p>
      <text:p text:style-name="P1"><text:span text:style-name="Source_20_Text"><text:span text:style-name="T1">If the MA-plot does not visualize any of these violations the CONSTANd method can be applied on the dataset and the biological meaning of the sample types can be assessed. The method is utilized by the bioconductor package handler. </text:span></text:span></text:p>
      <text:p text:style-name="P1"><text:span text:style-name="Source_20_Text"><text:span text:style-name="T1">However if the dataset already consists of balanced features and samples or the user wants to benchmark the methods applied, normalization can be skipped also.</text:span></text:span></text:p>
      <text:p text:style-name="P1"><text:span text:style-name="Source_20_Text"><text:span text:style-name="T1"/></text:span></text:p>
      <text:p text:style-name="P1"><text:span text:style-name="Source_20_Text"><text:span text:style-name="T1">#### Missing value handling</text:span></text:span></text:p>
      <text:p text:style-name="P1"><text:span text:style-name="Source_20_Text"><text:span text:style-name="T1">When analyzing multiple batches simultaneously, it is possible to encounter situations where a particular protein is not detected in one of the batches. From a biological perspective, it is highly unlikely that a cell completely lacks a single protein, as it would imply a complete loss of function for that protein. Therefore, an intensity value of 0 is close to impossible for most proteins. In order to handle this dark space in the expression set, several methods can be chosen in the application. </text:span></text:span></text:p>
      <text:p text:style-name="P1"><text:span text:style-name="Source_20_Text"><text:span text:style-name="T1">A variety of function employs replacing the missing values with the mean or median of the rest of the matrix. This procedure introduces no bias in the data if the missingness is low, although differential expression for the sample carrying the missing feature can not be expected as well. Even a more conservative approach is dropping the rows for the feature with the missing value in one of the observed samples. </text:span></text:span></text:p>
      <text:p text:style-name="P1"><text:span text:style-name="Source_20_Text"><text:span text:style-name="T1">A common practice in proteomics is utilizing the K-nearest neighbor algorithm (=KNN), which imputes the missing values by a euclidean metrics of the neighboring values in the columns where the feature is not missing. $K$ denotes for the count of neighboring values of a gene and can be selected upon preference. The euclidean distance between two points is defined as $d = \sqrt{a^2 * b^2}$, the $K$ nearest neighbors average value will be assigned to the intensity of the missing feature. Since the average is a statistical metric which can be biased easily by skewed distributions, normalization is an important task before performing missing value imputation. KNN was benchmarked <text:s/>for the regression of protein abundance intensities and showed an Area under the Curve (AUC) above 0.7 when testing on a human proteome test set \citep{Lan2013}.</text:span></text:span></text:p>
      <text:p text:style-name="P1"><text:soft-page-break/><text:span text:style-name="Source_20_Text"><text:span text:style-name="T1"/></text:span></text:p>
      <text:p text:style-name="P1"><text:span text:style-name="Source_20_Text"><text:span text:style-name="T1">#### Batch correction </text:span></text:span></text:p>
      <text:p text:style-name="P1"><text:span text:style-name="Source_20_Text"><text:span text:style-name="T1">Since mass spectrometry experiments are highly influenced by several factors, such as sample processing, the technician, manufacturer and production of the device, the reagents etc., working in multiple batches introduces further variance in the protein data. This variance would overshadow the biological differences across sample types when performing dimensionality reduction. A common misconception in biology is, that batches need to be corrected before differential expression analysis, which is the final aim of the developed pipeline. It appears convenient to remove the batch effect before performing any statistical analysis, which is in turn prone to errors especially if the sample groups are not split equally between batches. In this case group differences influence the batch effect reducing statistical power after the correction., the both effects are so called interdependent. The opposite could happen if the experimental design is heavily unbalanced leading to group differences induced by batch correction. </text:span></text:span></text:p>
      <text:p text:style-name="P1"><text:span text:style-name="Source_20_Text"><text:span text:style-name="T1">Finally it is recommended to include the batch factor should in the linear model as a co factor and statistically quantify it. \citep{Nygaard2016}</text:span></text:span></text:p>
      <text:p text:style-name="P1"><text:span text:style-name="Source_20_Text"><text:span text:style-name="T1">However it could be of interest to observe biological relevance of the factor of interest in the dimensionality reduction visualization, so a batch correction option was included to meet this need.</text:span></text:span></text:p>
      <text:p text:style-name="P1"><text:span text:style-name="Source_20_Text"><text:span text:style-name="T1">To address the non-biological experimental variations, also known as technical factors, the R package sva \citep{Leek2012} with the ComBat function \citep{Johnson2007} was used. </text:span></text:span></text:p>
      <text:p text:style-name="P1"><text:span text:style-name="Source_20_Text"><text:span text:style-name="T1">The expression of a gene $g$ for the batch $m_i$ and sample $j$ can be defined as <text:s/>$Y_{ijg} = a_{g} + X\beta_{g} + \gamma_{ig} + \delta_{ig}\epsilon_{ijg}$, where $\gamma$ and $\delta\epsilon$ represent the systematic error caused by the batch. </text:span></text:span></text:p>
      <text:p text:style-name="P1"><text:span text:style-name="Source_20_Text"><text:span text:style-name="T1">The Bayesian framework is employed to remove this systematic error by shrinking the effect and pooling information over the features $g$. Ideally the effects $a$ and $\beta$ remain as natural as they are and should reflect the true biological difference between experimental obtained samples or groups. Before applying batch correction, the data is standardized using Z-transformation. By the method of moments (= the mean and the variance) the two batch effect parameters $\gamma$ and $\delta\epsilon$ were estimated and can be subtracted from each value for the particular feature driving statistical moments at a comparable level between batches.</text:span></text:span></text:p>
      <text:p text:style-name="P1"><text:span text:style-name="Source_20_Text"><text:span text:style-name="T1">The ComBat function allows the user to specify a desired effect, which represents the actual biological variance to be preserved while removing non-biological variance. This is achieved by constructing a design matrix, which is provided as prior information about the dataset within the Bayesian framework. However, in cases of poor experimental design, the factors contributing to unwanted and desired variation may be confounded. In the worst case, if only one sample type per run is observed, it becomes challenging for the program to distinguish between batch-induced variance and biological variance. In such cases, the user is advised to adjust the experimental layout for future experiments. </text:span></text:span></text:p>
      <text:p text:style-name="P1"><text:span text:style-name="Source_20_Text"><text:span text:style-name="T1">The detection algorithm for confounding effects is facilitated by QR matrix decomposition. The matrix $A=QR$ is decomposed into an orthogonal matrix $Q$ and an upper triangular matrix $R$. </text:span></text:span></text:p>
      <text:p text:style-name="P1"><text:span text:style-name="Source_20_Text"><text:span text:style-name="T1">By comparing the rank of matrix $A$ with the number of biologically relevant factors, it is possible to determine the presence of confounding effects in the dataset. The rank is defined as the maximum number of linearly independent columns. The same approach is used in the limma package \citep{Phipson2016} to identify non-solvable coefficients in experimental designs.</text:span></text:span></text:p>
      <text:p text:style-name="P1"><text:span text:style-name="Source_20_Text"><text:span text:style-name="T1"/></text:span></text:p>
      <text:p text:style-name="P1"><text:span text:style-name="Source_20_Text"><text:span text:style-name="T1">#### Dimensionality reduction</text:span></text:span></text:p>
      <text:p text:style-name="P1"><text:span text:style-name="Source_20_Text"><text:span text:style-name="T1">After cleaning the data and crystallizing from impurities such as noise and unwanted effects, the biological differences between sample types can be obtained. Proteomic data consists of multi dimensions (=features) which are overall hard to understand by a glance. An approach to observe the differences without a closer sight of exact effect on the proteinaceous ensemble, but still keep a high level of information can be dimensionality reduction. After the cleaning procedures any additional effect caused by technical or biological replication should be removed, however it could be found be highlighting according to the particular factor. This makes the dimensionality reduction a useful tool before starting any statistical analysis by checking for involuntarily introduced bias. </text:span></text:span></text:p>
      <text:p text:style-name="P1"><text:span text:style-name="Source_20_Text"><text:span text:style-name="T1"/></text:span></text:p>
      <text:p text:style-name="P1"><text:span text:style-name="Source_20_Text"><text:span text:style-name="T1">##### Principle component analysis (PCA)</text:span></text:span></text:p>
      <text:p text:style-name="P1"><text:span text:style-name="Source_20_Text"><text:span text:style-name="T1">The most common approach in data science for any kind of high dimensional data is the PCA. For the pipeline the bioconductor package scater \citep{McCarthy2017} was used. Every principle component can be understood as a vector pointing in a specific direction derived as the eigenvector from the covariance </text:span></text:span><text:soft-page-break/><text:span text:style-name="Source_20_Text"><text:span text:style-name="T1">matrix of the expression set. The covariance matrix indicates for the co linearity between the variance of all elements compared. After calculating the covariance matrix the eigenvectors for the covariance matrix will be obtained by solving the quadratic equations to obtain the eigenvalues $\lambda$. Since $A v = \lambda v$ the eigenvector $v$ can be obtained by solving the equation for each element of the vector. The eigenvectors $v$ never changes is direction and explains the covariance within the dataset and so also the mathematical differences between the samples. The eigenvectors are sorted according to their eigenvalues in decreasing order and therefore decreasing explained variance. For graphical visualizations the principle components are plotted against each other. The first two components, which explain the majority of variance in the dateset highlight the difference between samples. </text:span></text:span></text:p>
      <text:p text:style-name="P1"><text:span text:style-name="Source_20_Text"><text:span text:style-name="T1"/></text:span></text:p>
      <text:p text:style-name="P1"><text:span text:style-name="Source_20_Text"><text:span text:style-name="T1">##### Uniform manifold approximation &amp; projection (UMAP)</text:span></text:span></text:p>
      <text:p text:style-name="P1"><text:span text:style-name="Source_20_Text"><text:span text:style-name="T1">UMAP \citep{McInnes2018} is a dimensionality reduction technique that was developed in recent years and is based on Riemann geometry. It shares similarities to the <text:s/>t-distributed stochastic neighbor embedding (t-SNE) in terms of graphical visualization. Riemann geometry is a mathematical framework that deals with three dimensional functions using volumes, areas and vectors, which are also concept of topological data analysis. </text:span></text:span></text:p>
      <text:p text:style-name="P1"><text:span text:style-name="Source_20_Text"><text:span text:style-name="T1">Before performing UMAP, three assumptions need to be considered:</text:span></text:span></text:p>
      <text:p text:style-name="P1"><text:span text:style-name="Source_20_Text"><text:span text:style-name="T1"/></text:span></text:p>
      <text:p text:style-name="P1"><text:span text:style-name="Source_20_Text"><text:span text:style-name="T1">\begin{enumerate}</text:span></text:span></text:p>
      <text:p text:style-name="P1"><text:span text:style-name="Source_20_Text"><text:span text:style-name="T1">\item There exists a manifold on which the data would be uniformly distributed.</text:span></text:span></text:p>
      <text:p text:style-name="P1"><text:span text:style-name="Source_20_Text"><text:span text:style-name="T1">$\rightarrow$ This assumption implies that the probability for each value in the biological dataset is the same.</text:span></text:span></text:p>
      <text:p text:style-name="P1"><text:span text:style-name="Source_20_Text"><text:span text:style-name="T1"/></text:span></text:p>
      <text:p text:style-name="P1"><text:span text:style-name="Source_20_Text"><text:span text:style-name="T1">\item The underlying manifold of interest is locally connected.</text:span></text:span></text:p>
      <text:p text:style-name="P1"><text:span text:style-name="Source_20_Text"><text:span text:style-name="T1">$\rightarrow$ In other words, similar samples will have a similar proteinaceous ensemble.</text:span></text:span></text:p>
      <text:p text:style-name="P1"><text:span text:style-name="Source_20_Text"><text:span text:style-name="T1"/></text:span></text:p>
      <text:p text:style-name="P1"><text:span text:style-name="Source_20_Text"><text:span text:style-name="T1">\item Preserving the topological structure of this manifold is the primary</text:span></text:span></text:p>
      <text:p text:style-name="P1"><text:span text:style-name="Source_20_Text"><text:span text:style-name="T1">goal.</text:span></text:span></text:p>
      <text:p text:style-name="P1"><text:span text:style-name="Source_20_Text"><text:span text:style-name="T1">$\rightarrow$ This means that the homeomorphic structure (the property of being able to transform one shape into another without tearing or gluing) is locally preserved, and local values in the dataset can be compared with each other.</text:span></text:span></text:p>
      <text:p text:style-name="P1"><text:span text:style-name="Source_20_Text"><text:span text:style-name="T1">\end{enumerate}</text:span></text:span></text:p>
      <text:p text:style-name="P1"><text:span text:style-name="Source_20_Text"><text:span text:style-name="T1">\citep{McInnes2018}</text:span></text:span></text:p>
      <text:p text:style-name="P1"><text:span text:style-name="Source_20_Text"><text:span text:style-name="T1"/></text:span></text:p>
      <text:p text:style-name="P1"><text:span text:style-name="Source_20_Text"><text:span text:style-name="T1">The UMAP algorithm begins by constructing a graph with a defined neighborhood parameter, typically denoted as $k$, which can be selected computationally. UMAP employs the k-nearest neighbor descent algorithm (NN-descent). Similar to the k-nearest neighbor algorithm (KNN), used in the missing value imputation part of this project, NN-descent recursively iterates to find the smallest distance to the respective neighbors within the defined neighborhood size $k$. Increasing the value of $k$ gradually strengthens the clustering of the data, but at a certain point, fine structure may be lost, and only rough estimates of the underlying principle can be observed.</text:span></text:span></text:p>
      <text:p text:style-name="P1"><text:span text:style-name="Source_20_Text"><text:span text:style-name="T1">The mathematical graph in UMAP is defined by nodes connected by edges, with each node internally connected to at least one other node. Edges are distinguished from each other not only by their connection but also by their importance, which is often referred to as weight. Whereas the weight function is calculated as $w((x_i, x_{i_{j}})) = \exp(\frac{-max(0,d(x_{i},x_{i_{j}}-\rho_{i})}{\sigma_{i}}$ and determine the parameter $\rho$ for the weight function that: $\rho_i=\min \left\{ d(x_i,x_{i_{j}}) \,|\, 1 \leq j \leq k, d(x_i, x_{i_{j}}) &gt; 0 \right\}$. Furthermore $\sigma$ will be set to meet the following conditions: $\sum_{j=1}^{k} \exp ( \frac{ -\max(0, d(x_{i}, x_{i_{j}}) - \rho_i)} { \sigma_i } ) = \log_2(k)$ and acts as a normalisation factor. The obtained graph $\overline{G}$ is called the fuzzy simplicial set which is obtained by approximating the geodesic distance (= locally length-minimizing curve) of the data points, leading to a topological approximation. </text:span></text:span></text:p>
      <text:p text:style-name="P1"><text:span text:style-name="Source_20_Text"><text:span text:style-name="T1">The second phase of the algorithm adjusts the layout of the weighted graph to a representative view, but preserves the characteristics and shows the underlying topological principle of the data. In order to obtain a visual representation of the graph, the algorithm applies repulsive forces $\frac{2b}{(\epsilon + ||y_i-y_j||_{2}^{2})(1+a||y_i-y_j||_{2}^{2b})}(1-w((x_i,x_j)))(y_i-y_j)$ among vertices and attractive forces </text:span></text:span></text:p>
      <text:p text:style-name="P1"><text:soft-page-break/><text:span text:style-name="Source_20_Text"><text:span text:style-name="T1">$\frac{ -2ab || y_i -y_j||_{2}^{2(b-1)} }{1+||y_i-y_j||_{2}^{2}} w((x_i,x_j))(y_i-y_j)$ along edges. Where $a$ and $b$ are denoted as hyperparameters. By iterating through possible conformations until converging towards a local minimum with decreasing repulsive and attractive forces, the UMAP reaches it`s aim to reveal the underlying properties of the data. The application utilizes the bioconductor package scater for performing UMAP \citep{McCarthy2017}.</text:span></text:span></text:p>
      <text:p text:style-name="P1"><text:span text:style-name="Source_20_Text"><text:span text:style-name="T1"/></text:span></text:p>
      <text:p text:style-name="P4"><text:span text:style-name="Source_20_Text"><text:span text:style-name="T4">#### Validation of the methods applied to the dataset</text:span></text:span></text:p>
      <text:p text:style-name="P5"><text:span text:style-name="Source_20_Text"><text:span text:style-name="T5">In the context of the validation of methods applied to a dataset, the mutual information calculation is used to assess the impact of computations on the dataset and the information it carries. </text:span></text:span></text:p>
      <text:p text:style-name="P7"><text:span text:style-name="Source_20_Text"><text:span text:style-name="T5">Mutual information, denoted as $I(X;Y)$, is a measure of the dependence or information shared between two variables, $X$ and $Y$, in this case sample type</text:span></text:span><text:span text:style-name="Source_20_Text"><text:span text:style-name="T11">s</text:span></text:span><text:span text:style-name="Source_20_Text"><text:span text:style-name="T5">. It is calculated using the equation $I(X;Y) = H(X,Y) - H(X|Y) - H(Y|X)$, where $H$ represents the entropy, </text:span></text:span><text:span text:style-name="Source_20_Text"><text:span text:style-name="T11">$H(X|Y)$ and $H(Y|X)$ denote for the both conditional probabilities and $</text:span></text:span><text:span text:style-name="Source_20_Text"><text:span text:style-name="T5">H(X,Y)</text:span></text:span><text:span text:style-name="Source_20_Text"><text:span text:style-name="T11">$ for the joint entropy. </text:span></text:span></text:p>
      <text:p text:style-name="P9"><text:span text:style-name="Source_20_Text"><text:span text:style-name="T5">Entropy, as a concept in information theory, quantifies the level of disorder or uncertainty associated with a random event. Events that are highly likely to occur are considered less informative than events that are more unexpected or less likely. </text:span></text:span><text:span text:style-name="Source_20_Text"><text:span text:style-name="T7">In a Venn diagram $I(X;Y)$ (the mutual information) </text:span></text:span><text:span text:style-name="Source_20_Text"><text:span text:style-name="T12">corresponds to</text:span></text:span><text:span text:style-name="Source_20_Text"><text:span text:style-name="T7"> the intersection </text:span></text:span><text:span text:style-name="Source_20_Text"><text:span text:style-name="T13">of </text:span></text:span><text:span text:style-name="Source_20_Text"><text:span text:style-name="T7">the two conditional </text:span></text:span><text:span text:style-name="Source_20_Text"><text:span text:style-name="T8">entropy</text:span></text:span><text:span text:style-name="Source_20_Text"><text:span text:style-name="T11">s</text:span></text:span><text:span text:style-name="Source_20_Text"><text:span text:style-name="T7"> $H(X|Y)$ and $H(Y|X)$. </text:span></text:span><text:span text:style-name="Source_20_Text"><text:span text:style-name="T9">To calculate the mutual information between two variables $X$ and $Y$ we can </text:span></text:span><text:span text:style-name="Source_20_Text"><text:span text:style-name="T11">alternatively</text:span></text:span><text:span text:style-name="Source_20_Text"><text:span text:style-name="T9"> </text:span></text:span><text:span text:style-name="Source_20_Text"><text:span text:style-name="T12">express the</text:span></text:span><text:span text:style-name="Source_20_Text"><text:span text:style-name="T9"> above equation</text:span></text:span><text:span text:style-name="Source_20_Text"><text:span text:style-name="T11"> as</text:span></text:span><text:span text:style-name="Source_20_Text"><text:span text:style-name="T9"> $I(X;Y) = D_{KL} (P_{(X,Y)} || P_{X} \otimes P_{Y})$. $D_{KL}$ denotes for the Kullback-Leibler divergence which is a concept of relative entropy between two variables and tells us how much 2 probability distributions differ from each other </text:span></text:span><text:span text:style-name="Source_20_Text"><text:span text:style-name="T11">and </text:span></text:span><text:span text:style-name="Source_20_Text"><text:span text:style-name="T12">$</text:span></text:span><text:span text:style-name="Source_20_Text"><text:span text:style-name="T9">P_{X} \otimes P_{Y}</text:span></text:span><text:span text:style-name="Source_20_Text"><text:span text:style-name="T12">$ represents the product of the marginals. The underlying principle of divergence is the integral asymmetry in Bayesian inference, which means that divergence does not satisfy the triangle inequality, and differences are not the same depending on the starting point.</text:span></text:span><text:span text:style-name="Source_20_Text"><text:span text:style-name="T10"> </text:span></text:span><text:span text:style-name="Source_20_Text"><text:span text:style-name="T5">By comparing the mutual information before performing any calculations with the mutual information calculated after the computations, it is possible to assess whether the applied methods have significantly altered the dependence or information content. The goal is to </text:span></text:span><text:span text:style-name="Source_20_Text"><text:span text:style-name="T12">choose a method</text:span></text:span><text:span text:style-name="Source_20_Text"><text:span text:style-name="T5"> </text:span></text:span><text:span text:style-name="Source_20_Text"><text:span text:style-name="T12">which preserves</text:span></text:span><text:span text:style-name="Source_20_Text"><text:span text:style-name="T5"> the information contributed by each biological sample type to the experiment.</text:span></text:span></text:p>
      <text:p text:style-name="P6"><text:span text:style-name="Source_20_Text"><text:span text:style-name="T5">The R package "infotheo" is utilized to perform the </text:span></text:span><text:span text:style-name="Source_20_Text"><text:span text:style-name="T8">estimates for the entropy of the two variables.</text:span></text:span><text:span text:style-name="Source_20_Text"><text:span text:style-name="T5"> Mutual information is returned as natural unit of information (=nat), a measurement proportional to the to the Shannon entropy ($1nat = \frac{1}{ln2} shannons$). Before calculating the </text:span></text:span><text:span text:style-name="Source_20_Text"><text:span text:style-name="T6">pairwise mutual information of the expression matrix, values were discretized into bins with the discretize function of above package.</text:span></text:span></text:p>
      <text:p text:style-name="P6"><text:span text:style-name="Source_20_Text"><text:span text:style-name="T8">The mutual information is calculated within each sample type, and it can also be calculated between a selection of sample types to determine if the computations performed affect the information content. </text:span></text:span><text:span text:style-name="Source_20_Text"><text:span text:style-name="T12">A</text:span></text:span><text:span text:style-name="Source_20_Text"><text:span text:style-name="T6">fter that all pairwise mutual information within the expression set before and after the pipeline is obtained. The pairwise differences can be observed as a boxplot for a particular sample type indicating the change in dependence within </text:span></text:span><text:span text:style-name="Source_20_Text"><text:span text:style-name="T12">and also compared to another sample type</text:span></text:span><text:span text:style-name="Source_20_Text"><text:span text:style-name="T6">. <text:s/></text:span></text:span></text:p>
      <text:p text:style-name="P1"><text:span text:style-name="Source_20_Text"><text:span text:style-name="T1"/></text:span></text:p>
      <text:p text:style-name="P1"><text:span text:style-name="Source_20_Text"><text:span text:style-name="T1">#### Statistics</text:span></text:span></text:p>
      <text:p text:style-name="P1"><text:span text:style-name="Source_20_Text"><text:span text:style-name="T1">After visualizing the biological tendency in the dataset, the next step is hypothesis testing. Several experimental designs can be tested against the null hypothesis $h_0$, which states that there is no significant difference between the sample types. Before proceeding with any statistical testing, it is important to observe the data using either a quantile-quantile norm plot (qq-norm plot) or a histogram. The quantile-quantile plot (qq-plot) serves a vital role in exploratory statistics by visualizing whether two datasets follow the same underlying distributions. In the case of statistical preparation for parametric tests, the first distribution is the dataset of interest, while the second dataset is the normal distribution. If the dataset follows an exact normal distribution, the values will align with the red line in the chart. However, values at the ends of the distribution may deviate from the normality line, indicating differentially expressed genes. These genes can be observed both in the histogram and the qq-norm plot. </text:span></text:span></text:p>
      <text:p text:style-name="P1"><text:span text:style-name="Source_20_Text"><text:span text:style-name="T1"/></text:span></text:p>
      <text:p text:style-name="P1"><text:span text:style-name="Source_20_Text"><text:span text:style-name="T1">Parametric statistical tests rely on the assumption of normality in the data, which needs to be achieved before building a model. To achieve normality, it is recommended to try various combinations of transformation and normalization methods. By observing the results in the plots, one can determine which combination of data processing methods satisfies the conditions required for the tests.</text:span></text:span></text:p>
      <text:p text:style-name="P1"><text:span text:style-name="Source_20_Text"><text:span text:style-name="T1"/></text:span></text:p>
      <text:p text:style-name="P1"><text:span text:style-name="Source_20_Text"><text:span text:style-name="T1">##### Differential expression </text:span></text:span></text:p>
      <text:p text:style-name="P1"><text:soft-page-break/><text:span text:style-name="Source_20_Text"><text:span text:style-name="T1">To test for differential expression, the analysis utilizes the "limma" package from R Bioconductor \citep{Phipson2016}. This package employs a linear model approach to determine the fold expression between sample groups. Before initiating the analysis, two matrices need to be computed. The design matrix identifies samples based on their sample type and defines the experimental design. An algorithm within the program's backend logic is utilized to automatically generate this matrix according to the user's selection in the interface. The expression matrix contains intensities for each identified protein and is obtained at the end of the pipeline. By calling a function with the design and expression matrices as arguments, the contrast matrix is calculated, enabling the user to decide which comparisons to consider and also perform tests on multiple factors.</text:span></text:span></text:p>
      <text:p text:style-name="P1"><text:span text:style-name="Source_20_Text"><text:span text:style-name="T1"/></text:span></text:p>
      <text:p text:style-name="P1"><text:span text:style-name="Source_20_Text"><text:span text:style-name="T1">The subsequent step involves creating a linear model between groups using log-ratios of their expression values. In a two-way design, the expression of the gene $y$ can be explained as $Exp_{Y} = \beta_{0} + \beta_{1}X_{1} + \epsilon$, where $\beta_0$ represents the intercept, which can be interpreted as the mean expression of the gene. $\beta_1$ represents difference in mean of the treatment (or condition) on the discrete or continuos variable $X_{1}$, and $\epsilon$ acts as an error term. The interface allows for additive models with multiple factors, allowing the user to add factors according to various scenarios. For example, in a two-factor model, it would look like: $Exp_{Y} = \beta_{0} + \beta_{1}X_{1} + \beta_{2}X_{2} + \epsilon$. The principle remains the same for models with multiple factors. When visualizing the linear model, the x-axis would represent the gene for the sample types or other factors, whereas the y-axis would account for the expression value. By drawing a line through the cloud of data points the model is constructed by minimizing the quadratic distance to every data-point, called the least-square method or also ordinary least-square method. With the regression line the above mentioned equation can be constructed. </text:span></text:span></text:p>
      <text:p text:style-name="P1"><text:span text:style-name="Source_20_Text"><text:span text:style-name="T1"/></text:span></text:p>
      <text:p text:style-name="P2"><text:span text:style-name="Source_20_Text"><text:span text:style-name="T1">Next the statistical module of the program performs an empirical Bayes model utilizing the eBayes \citep{Smyth2004} function of the Limma package. The eBayes function utilizes a moderated t-statistics following t-distributed values. The advantage of this method over the posterior odds is the reduction of hyperparameters to estimate used for the modelling process, </text:span></text:span><text:span text:style-name="Source_20_Text"><text:span text:style-name="T2">also called shrinkage</text:span></text:span><text:span text:style-name="Source_20_Text"><text:span text:style-name="T1">. </text:span></text:span></text:p>
      <text:p text:style-name="P1"><text:span text:style-name="Source_20_Text"><text:span text:style-name="T1">In this context, the hyperparameters to estimate are the coefficient $\beta_{gj}$ for gene $g$ and sample $i$, as well as the variance $\sigma^2_g$ across genes $g$. In the Bayesian approach, probabilities are updated after obtaining new data, referred to as conditional probabilities. For estimation, it is assumed that $\frac{1}{\sigma^2_g} \sim \frac{1}{d_{0}s^2_{0}} \chi^2_{d_{0}}$, representing the prior information of the model.</text:span></text:span></text:p>
      <text:p text:style-name="P1"><text:span text:style-name="Source_20_Text"><text:span text:style-name="T1">The probability that $\beta_{gj} \neq 0$ is denoted as $p_j$, where $p_j$ represents the expected proportion of truly differentially expressed genes. The expected distribution of log-fold changes follows the distribution $\beta_{gj} | \sigma^2_g , \beta_{gj} \neq 0 \sim N(0, v_{0j}\sigma^2_g)$.</text:span></text:span></text:p>
      <text:p text:style-name="P1"><text:span text:style-name="Source_20_Text"><text:span text:style-name="T1">The posterior mean of $\sigma^2_g$ given $s^2_g$ is calculated as $s^{-2}_g = E(\sigma^2_g | s^2_g) = \frac{d{0}s^2_{0} + d_{g}s^2_</text:span></text:span><text:span text:style-name="Source_20_Text"><text:span text:style-name="T3">{</text:span></text:span><text:span text:style-name="Source_20_Text"><text:span text:style-name="T1">g</text:span></text:span><text:span text:style-name="Source_20_Text"><text:span text:style-name="T3">}</text:span></text:span><text:span text:style-name="Source_20_Text"><text:span text:style-name="T1">}{d_{0} + d_{g}}$. This is where the shrinkage occurs, as the posteriors affect the prior values based on their respective sizes and degrees of freedom.</text:span></text:span></text:p>
      <text:p text:style-name="P3"><text:span text:style-name="Source_20_Text"><text:span text:style-name="T1">The moderated t-statistic is defined as $\tilde{t}_{gj} = \frac{\hat{\beta}_{gj}}{\hat{s}_{g}\sqrt{v_{gj}}}$. Once the values of $\tilde{t}$ and $s^{2}$ are calculated, the posterior odds are computed, providing the odds that a particular gene is differentially expressed. The odds for gene $g$ being differentially expressed are denoted as $O_{gj} = \frac{p(\beta_{gj} \neq 0 | \tilde{t}_{gj}, s^2{g})}{p(\beta_{gj} = 0 | \tilde{t}_{gj}, s^2{g})}$, where the numerator represents the probability that the gene is differentially expressed, and the denominator represents the probability that the gene is not differentially expressed \citep{Smyth2004}.</text:span></text:span></text:p>
      <text:p text:style-name="P1"><text:span text:style-name="Source_20_Text"><text:span text:style-name="T1"/></text:span></text:p>
      <text:p text:style-name="P9"><text:span text:style-name="Source_20_Text"><text:span text:style-name="T1">When observing multiple batches at once, as already explained in the chapter batch correction this effect needs to be taken into consideration when performing differential expression analysis. This is done by the multifactor option in the user interface by selecting the batch as a co factor and inclusion in the design matrix. </text:span></text:span><text:span text:style-name="Source_20_Text"><text:span text:style-name="T13">The advantage of this procedure is, that we can quantify the biological relevance of working in multiple batches and avoid publishing false positive results.</text:span></text:span></text:p>
      <text:p text:style-name="P9"><text:span text:style-name="Source_20_Text"><text:span text:style-name="T13">The multifactor option uses an additive model as a design matrix, whereas</text:span></text:span><text:span text:style-name="Source_20_Text"><text:span text:style-name="T14"> continuous variables (such as size, weight etc.) can also be used to build the statistical model. </text:span></text:span></text:p>
      <text:p text:style-name="P1"><text:span text:style-name="Source_20_Text"><text:span text:style-name="T1"/></text:span></text:p>
      <text:p text:style-name="P10"><text:span text:style-name="Source_20_Text"><text:span text:style-name="T14"/></text:span></text:p>
      <text:p text:style-name="P1"><text:soft-page-break/><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3T09:25:08.295986823</meta:creation-date>
    <meta:generator>LibreOffice/7.3.7.2$Linux_X86_64 LibreOffice_project/30$Build-2</meta:generator>
    <dc:date>2023-05-25T14:45:30.539698639</dc:date>
    <meta:editing-duration>P1DT4H42M12S</meta:editing-duration>
    <meta:editing-cycles>29</meta:editing-cycles>
    <meta:document-statistic meta:table-count="0" meta:image-count="0" meta:object-count="0" meta:page-count="20" meta:paragraph-count="511" meta:word-count="7841" meta:character-count="59269" meta:non-whitespace-character-count="48128"/>
  </office:meta>
</office:document-meta>
</file>